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51.88mm"/>
    </style:style>
    <style:style style:name="co34" style:family="table-column">
      <style:table-column-properties fo:break-before="auto" style:column-width="52.92mm"/>
    </style:style>
    <style:style style:name="co35" style:family="table-column">
      <style:table-column-properties fo:break-before="auto" style:column-width="54.22mm"/>
    </style:style>
    <style:style style:name="co36" style:family="table-column">
      <style:table-column-properties fo:break-before="auto" style:column-width="49.21mm"/>
    </style:style>
    <style:style style:name="co37" style:family="table-column">
      <style:table-column-properties fo:break-before="auto" style:column-width="49.78mm"/>
    </style:style>
    <style:style style:name="co38" style:family="table-column">
      <style:table-column-properties fo:break-before="auto" style:column-width="49.48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13.6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43.66mm"/>
    </style:style>
    <style:style style:name="co44" style:family="table-column">
      <style:table-column-properties fo:break-before="auto" style:column-width="43.39mm"/>
    </style:style>
    <style:style style:name="co45" style:family="table-column">
      <style:table-column-properties fo:break-before="auto" style:column-width="22mm"/>
    </style:style>
    <style:style style:name="co46" style:family="table-column">
      <style:table-column-properties fo:break-before="auto" style:column-width="47.15mm"/>
    </style:style>
    <style:style style:name="co47" style:family="table-column">
      <style:table-column-properties fo:break-before="auto" style:column-width="45.58mm"/>
    </style:style>
    <style:style style:name="co48" style:family="table-column">
      <style:table-column-properties fo:break-before="auto" style:column-width="21.96mm"/>
    </style:style>
    <style:style style:name="co49" style:family="table-column">
      <style:table-column-properties fo:break-before="auto" style:column-width="5.56mm"/>
    </style:style>
    <style:style style:name="co50" style:family="table-column">
      <style:table-column-properties fo:break-before="auto" style:column-width="15.35mm"/>
    </style:style>
    <style:style style:name="co51" style:family="table-column">
      <style:table-column-properties fo:break-before="auto" style:column-width="18.79mm"/>
    </style:style>
    <style:style style:name="co52" style:family="table-column">
      <style:table-column-properties fo:break-before="auto" style:column-width="17.73mm"/>
    </style:style>
    <style:style style:name="co53" style:family="table-column">
      <style:table-column-properties fo:break-before="auto" style:column-width="16.93mm"/>
    </style:style>
    <style:style style:name="co54" style:family="table-column">
      <style:table-column-properties fo:break-before="auto" style:column-width="18.26mm"/>
    </style:style>
    <style:style style:name="co55" style:family="table-column">
      <style:table-column-properties fo:break-before="auto" style:column-width="30.13mm"/>
    </style:style>
    <style:style style:name="co56" style:family="table-column">
      <style:table-column-properties fo:break-before="auto" style:column-width="29.86mm"/>
    </style:style>
    <style:style style:name="co57" style:family="table-column">
      <style:table-column-properties fo:break-before="auto" style:column-width="82.29mm"/>
    </style:style>
    <style:style style:name="co58" style:family="table-column">
      <style:table-column-properties fo:break-before="auto" style:column-width="20.11mm"/>
    </style:style>
    <style:style style:name="co59" style:family="table-column">
      <style:table-column-properties fo:break-before="auto" style:column-width="12.96mm"/>
    </style:style>
    <style:style style:name="co60" style:family="table-column">
      <style:table-column-properties fo:break-before="auto" style:column-width="21.17mm"/>
    </style:style>
    <style:style style:name="co61" style:family="table-column">
      <style:table-column-properties fo:break-before="auto" style:column-width="72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0.06pt solid #000000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none"/>
    </style:style>
    <style:style style:name="ce54" style:family="table-cell" style:parent-style-name="Default" style:data-style-name="N41">
      <style:table-cell-properties fo:border="none"/>
    </style:style>
    <style:style style:name="ce55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Default" style:data-style-name="N0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36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10]))))" style:apply-style-name="cf1" style:base-cell-address="Übersicht.H10"/>
      <style:map style:condition="is-true-formula(NOT(ISERROR(SEARCH(&quot;blau&quot;;[.H10]))))" style:apply-style-name="cf2" style:base-cell-address="Übersicht.H10"/>
      <style:map style:condition="is-true-formula(NOT(ISERROR(SEARCH(&quot;gelb&quot;;[.H10]))))" style:apply-style-name="cf3" style:base-cell-address="Übersicht.H10"/>
      <style:map style:condition="is-true-formula(NOT(ISERROR(SEARCH(&quot;rot&quot;;[.H10]))))" style:apply-style-name="cf4" style:base-cell-address="Übersicht.H10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10]))))" style:apply-style-name="cf1" style:base-cell-address="Übersicht.I10"/>
      <style:map style:condition="is-true-formula(NOT(ISERROR(SEARCH(&quot;blau&quot;;[.I10]))))" style:apply-style-name="cf2" style:base-cell-address="Übersicht.I10"/>
      <style:map style:condition="is-true-formula(NOT(ISERROR(SEARCH(&quot;gelb&quot;;[.I10]))))" style:apply-style-name="cf3" style:base-cell-address="Übersicht.I10"/>
      <style:map style:condition="is-true-formula(NOT(ISERROR(SEARCH(&quot;rot&quot;;[.I10]))))" style:apply-style-name="cf4" style:base-cell-address="Übersicht.I10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Spielzeit(in min)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2]" office:value-type="string" office:string-value="A" calcext:value-type="string">
            <text:p>A</text:p>
          </table:table-cell>
          <table:table-cell table:formula="of:=[.C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7]+[.F5]+[.F6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2]" office:value-type="string" office:string-value="A" calcext:value-type="string">
            <text:p>A</text:p>
          </table:table-cell>
          <table:table-cell table:formula="of:=[.C4]" office:value-type="string" office:string-value="C" calcext:value-type="string">
            <text:p>C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8]+[.F5]+[.F6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4]" office:value-type="string" office:string-value="C" calcext:value-type="string">
            <text:p>C</text:p>
          </table:table-cell>
          <table:table-cell table:formula="of:=[.C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9]+[.F5]+[.F6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3]" office:value-type="string" office:string-value="B" calcext:value-type="string">
            <text:p>B</text:p>
          </table:table-cell>
          <table:table-cell table:formula="of:=[.C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0]+[.F5]+[.F6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4]" office:value-type="string" office:string-value="C" calcext:value-type="string">
            <text:p>C</text:p>
          </table:table-cell>
          <table:table-cell table:formula="of:=[.C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1]+[.F5]+[.F6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3]" office:value-type="string" office:string-value="B" calcext:value-type="string">
            <text:p>B</text:p>
          </table:table-cell>
          <table:table-cell table:formula="of:=[.C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Spielzeit(in min)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2" table:formula="of:=[.A9]+[.$F$6]+[.$F$7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9]+[.$F$6]+[.$F$7]" office:value-type="time" office:time-value="PT09H15M00S" calcext:value-type="time">
            <text:p>09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1]+[.$F$6]+[.$F$7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1]+[.$F$6]+[.$F$7]" office:value-type="time" office:time-value="PT09H30M00S" calcext:value-type="time">
            <text:p>09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3]+[.$F$6]+[.$F$7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3]+[.$F$6]+[.$F$7]" office:value-type="time" office:time-value="PT09H45M00S" calcext:value-type="time">
            <text:p>09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5]+[.$F$6]+[.$F$7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5]+[.$F$6]+[.$F$7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7]+[.$F$6]+[.$F$7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7]+[.$F$6]+[.$F$7]" office:value-type="time" office:time-value="PT10H15M00S" calcext:value-type="time">
            <text:p>1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9]+[.$F$7]+[.$F$8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0]+[.$F$7]+[.$F$8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1]+[.$F$7]+[.$F$8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2]+[.$F$7]+[.$F$8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A13]+[.$F$7]+[.$F$8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4]+[.$F$7]+[.$F$8]" office:value-type="time" office:time-value="PT10H30M00S" calcext:value-type="time">
            <text:p>10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5]+[.$F$7]+[.$F$8]" office:value-type="time" office:time-value="PT10H45M00S" calcext:value-type="time">
            <text:p>10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6]+[.$F$7]+[.$F$8]" office:value-type="time" office:time-value="PT11H00M00S" calcext:value-type="time">
            <text:p>11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7]+[.$F$7]+[.$F$8]" office:value-type="time" office:time-value="PT11H15M00S" calcext:value-type="time">
            <text:p>11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Spielplan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22]" office:value-type="time" office:time-value="PT09H00M00S" calcext:value-type="time">
            <text:p>09:0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23]+[.$F$7]+[.$F$8]" office:value-type="time" office:time-value="PT09H15M00S" calcext:value-type="time">
            <text:p>09:1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24]" office:value-type="time" office:time-value="PT09H15M00S" calcext:value-type="time">
            <text:p>09:1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25]+[.$F$7]+[.$F$8]" office:value-type="time" office:time-value="PT09H30M00S" calcext:value-type="time">
            <text:p>09:3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26]" office:value-type="time" office:time-value="PT09H30M00S" calcext:value-type="time">
            <text:p>09:3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27]+[.$F$7]+[.$F$8]" office:value-type="time" office:time-value="PT09H45M00S" calcext:value-type="time">
            <text:p>09:4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28]" office:value-type="time" office:time-value="PT09H45M00S" calcext:value-type="time">
            <text:p>09:4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29]+[.$F$7]+[.$F$8]" office:value-type="time" office:time-value="PT10H00M00S" calcext:value-type="time">
            <text:p>10:0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30]" office:value-type="time" office:time-value="PT10H00M00S" calcext:value-type="time">
            <text:p>10:0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31]+[.$F$7]+[.$F$8]" office:value-type="time" office:time-value="PT10H15M00S" calcext:value-type="time">
            <text:p>10:1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32]" office:value-type="time" office:time-value="PT10H15M00S" calcext:value-type="time">
            <text:p>10:1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33]+[.$F$7]+[.$F$8]" office:value-type="time" office:time-value="PT10H30M00S" calcext:value-type="time">
            <text:p>10:3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34]" office:value-type="time" office:time-value="PT10H30M00S" calcext:value-type="time">
            <text:p>10:3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35]+[.$F$7]+[.$F$8]" office:value-type="time" office:time-value="PT10H45M00S" calcext:value-type="time">
            <text:p>10:4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36]" office:value-type="time" office:time-value="PT10H45M00S" calcext:value-type="time">
            <text:p>10:4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37]+[.$F$7]+[.$F$8]" office:value-type="time" office:time-value="PT11H00M00S" calcext:value-type="time">
            <text:p>11:0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38]" office:value-type="time" office:time-value="PT11H00M00S" calcext:value-type="time">
            <text:p>11:0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39]+[.$F$7]+[.$F$8]" office:value-type="time" office:time-value="PT11H15M00S" calcext:value-type="time">
            <text:p>11:1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40]" office:value-type="time" office:time-value="PT11H15M00S" calcext:value-type="time">
            <text:p>11:1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A" calcext:value-type="string">
            <text:p>A</text:p>
          </table:table-cell>
          <table:table-cell table:style-name="ce41" table:formula="of:=[.$C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B" calcext:value-type="string">
            <text:p>B</text:p>
          </table:table-cell>
          <table:table-cell table:style-name="ce41" table:formula="of:=[.$C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C" calcext:value-type="string">
            <text:p>C</text:p>
          </table:table-cell>
          <table:table-cell table:style-name="ce41" table:formula="of:=[.$C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 table:number-rows-repeated="2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A2]" office:value-type="time" office:time-value="PT09H00M00S" calcext:value-type="time">
            <text:p>09:0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2]" office:value-type="string" office:string-value="A" calcext:value-type="string">
            <text:p>A</text:p>
          </table:table-cell>
          <table:table-cell table:style-name="ce12" table:formula="of:=[.$C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]" office:value-type="time" office:time-value="PT09H00M00S" calcext:value-type="time">
            <text:p>09:00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5]" office:value-type="string" office:string-value="D" calcext:value-type="string">
            <text:p>D</text:p>
          </table:table-cell>
          <table:table-cell table:style-name="ce12" table:formula="of:=[.$C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4]+[.$G$2]+[.$G$3]" office:value-type="time" office:time-value="PT09H15M00S" calcext:value-type="time">
            <text:p>09:1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3]" office:value-type="string" office:string-value="B" calcext:value-type="string">
            <text:p>B</text:p>
          </table:table-cell>
          <table:table-cell table:style-name="ce12" table:formula="of:=[.$C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5]" office:value-type="time" office:time-value="PT09H15M00S" calcext:value-type="time">
            <text:p>09:15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6]" office:value-type="string" office:string-value="E" calcext:value-type="string">
            <text:p>E</text:p>
          </table:table-cell>
          <table:table-cell table:style-name="ce12" table:formula="of:=[.$C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6]+[.$G$2]+[.$G$3]" office:value-type="time" office:time-value="PT09H30M00S" calcext:value-type="time">
            <text:p>09:3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4]" office:value-type="string" office:string-value="C" calcext:value-type="string">
            <text:p>C</text:p>
          </table:table-cell>
          <table:table-cell table:style-name="ce12" table:formula="of:=[.$C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7]" office:value-type="time" office:time-value="PT09H30M00S" calcext:value-type="time">
            <text:p>09:30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7]" office:value-type="string" office:string-value="F" calcext:value-type="string">
            <text:p>F</text:p>
          </table:table-cell>
          <table:table-cell table:style-name="ce12" table:formula="of:=[.$C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8]+[.$G$2]+[.$G$3]" office:value-type="time" office:time-value="PT09H45M00S" calcext:value-type="time">
            <text:p>09:4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3]" office:value-type="string" office:string-value="B" calcext:value-type="string">
            <text:p>B</text:p>
          </table:table-cell>
          <table:table-cell table:style-name="ce12" table:formula="of:=[.$C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9]" office:value-type="time" office:time-value="PT09H45M00S" calcext:value-type="time">
            <text:p>09:45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6]" office:value-type="string" office:string-value="E" calcext:value-type="string">
            <text:p>E</text:p>
          </table:table-cell>
          <table:table-cell table:style-name="ce12" table:formula="of:=[.$C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G$2]+[.$G$3]" office:value-type="time" office:time-value="PT10H00M00S" calcext:value-type="time">
            <text:p>10:0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4]" office:value-type="string" office:string-value="C" calcext:value-type="string">
            <text:p>C</text:p>
          </table:table-cell>
          <table:table-cell table:style-name="ce12" table:formula="of:=[.$C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1]" office:value-type="time" office:time-value="PT10H00M00S" calcext:value-type="time">
            <text:p>10:00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7]" office:value-type="string" office:string-value="F" calcext:value-type="string">
            <text:p>F</text:p>
          </table:table-cell>
          <table:table-cell table:style-name="ce12" table:formula="of:=[.$C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G$2]+[.$G$3]" office:value-type="time" office:time-value="PT10H15M00S" calcext:value-type="time">
            <text:p>10:1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2]" office:value-type="string" office:string-value="A" calcext:value-type="string">
            <text:p>A</text:p>
          </table:table-cell>
          <table:table-cell table:style-name="ce12" table:formula="of:=[.$C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3]" office:value-type="time" office:time-value="PT10H15M00S" calcext:value-type="time">
            <text:p>10:15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5]" office:value-type="string" office:string-value="D" calcext:value-type="string">
            <text:p>D</text:p>
          </table:table-cell>
          <table:table-cell table:style-name="ce12" table:formula="of:=[.$C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2" table:formula="of:=[.A34]+[.$G$2]*2" office:value-type="time" office:time-value="PT10H35M00S" calcext:value-type="time">
            <text:p>10:3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a1" calcext:value-type="string">
            <text:p>a1</text:p>
          </table:table-cell>
          <table:table-cell table:style-name="ce12" table:formula="of:=[.$D$1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" office:value-type="time" office:time-value="PT10H35M00S" calcext:value-type="time">
            <text:p>10:35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D$11]" office:value-type="string" office:string-value="b1" calcext:value-type="string">
            <text:p>b1</text:p>
          </table:table-cell>
          <table:table-cell table:style-name="ce12" table:formula="of:=[.$C$1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7]+[.$G$2]+[.$G$3]" office:value-type="time" office:time-value="PT10H50M00S" calcext:value-type="time">
            <text:p>10:5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13]" office:value-type="string" office:string-value="a3" calcext:value-type="string">
            <text:p>a3</text:p>
          </table:table-cell>
          <table:table-cell table:style-name="ce12" table:formula="of:=[.$D$1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8]+[.$G$2]+[.$G$3]" office:value-type="time" office:time-value="PT11H05M00S" calcext:value-type="time">
            <text:p>11:0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9]+[.$G$2]+[.$G$3]" office:value-type="time" office:time-value="PT11H20M00S" calcext:value-type="time">
            <text:p>11:2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2" table:formula="of:=[.A34]+[.$G$2]+[.$G$3]*2" office:value-type="time" office:time-value="PT10H35M00S" calcext:value-type="time">
            <text:p>10:3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13]" office:value-type="string" office:string-value="a3" calcext:value-type="string">
            <text:p>a3</text:p>
          </table:table-cell>
          <table:table-cell table:style-name="ce12" table:formula="of:=[.$D$1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2]+[.$G$2]+[.$G$3]" office:value-type="time" office:time-value="PT10H50M00S" calcext:value-type="time">
            <text:p>10:5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a2" calcext:value-type="string">
            <text:p>a2</text:p>
          </table:table-cell>
          <table:table-cell table:style-name="ce12" table:formula="of:=[.$D$1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3]+[.$G$2]+[.$G$3]" office:value-type="time" office:time-value="PT11H05M00S" calcext:value-type="time">
            <text:p>11:0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11]" office:value-type="string" office:string-value="a1" calcext:value-type="string">
            <text:p>a1</text:p>
          </table:table-cell>
          <table:table-cell table:style-name="ce12" table:formula="of:=[.$D$11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pielzeit3</text:p>
          </table:table-cell>
          <table:table-cell table:style-name="ce2" office:value-type="time" office:time-value="PT00H15M00S" calcext:value-type="time">
            <text:p>00:15: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2]" office:value-type="string" office:string-value="A" calcext:value-type="string">
            <text:p>A</text:p>
          </table:table-cell>
          <table:table-cell table:style-name="Default" table:formula="of:=[.$C6]" office:value-type="string" office:string-value="E" calcext:value-type="string">
            <text:p>E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3]" office:value-type="string" office:string-value="B" calcext:value-type="string">
            <text:p>B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4]" office:value-type="string" office:string-value="C" calcext:value-type="string">
            <text:p>C</text:p>
          </table:table-cell>
          <table:table-cell table:style-name="Default" table:formula="of:=[.$C8]" office:value-type="string" office:string-value="G" calcext:value-type="string">
            <text:p>G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5]" office:value-type="string" office:string-value="D" calcext:value-type="string">
            <text:p>D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 office:value-type="string" calcext:value-type="string">
            <text:p>Spielzeit</text:p>
          </table:table-cell>
          <table:table-cell table:number-columns-repeated="1019"/>
        </table:table-row>
        <table:table-row table:style-name="ro2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3]+[.$G$2]+[.$G$3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4]+[.$G$2]+[.$G$3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5]+[.$G$2]+[.$G$3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6]+[.$G$2]+[.$G$3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7]+[.$G$2]+[.$G$3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29]+[.$G$4]+[.$G$3]" office:value-type="time" office:time-value="PT09H20M00S" calcext:value-type="time">
            <text:p>09:2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30]+[.$G$4]+[.$G$3]" office:value-type="time" office:time-value="PT09H40M00S" calcext:value-type="time">
            <text:p>09:4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31]+[.$G$4]+[.$G$3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32]+[.$G$4]+[.$G$3]" office:value-type="time" office:time-value="PT10H20M00S" calcext:value-type="time">
            <text:p>10:2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33]+[.$G$4]+[.$G$3]" office:value-type="time" office:time-value="PT10H40M00S" calcext:value-type="time">
            <text:p>10:4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8]" office:value-type="string" office:string-value="G" calcext:value-type="string">
            <text:p>G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2" table:formula="of:=[.$A$34]+[.$G$2]*2" office:value-type="time" office:time-value="PT11H00M00S" calcext:value-type="time">
            <text:p>11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3" calcext:value-type="string">
            <text:p>a3</text:p>
          </table:table-cell>
          <table:table-cell table:formula="of:=[.$D$13]" office:value-type="string" office:string-value="b3" calcext:value-type="string">
            <text:p>b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36]+[.$G$3]+[.$G$2]" office:value-type="time" office:time-value="PT11H15M00S" calcext:value-type="time">
            <text:p>11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3]" office:value-type="string" office:string-value="b3" calcext:value-type="string">
            <text:p>b3</text:p>
          </table:table-cell>
          <table:table-cell table:formula="of:=[.$C$14]" office:value-type="string" office:string-value="a4" calcext:value-type="string">
            <text:p>a4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37]+[.$G$2]+[.$G$3]" office:value-type="time" office:time-value="PT11H30M00S" calcext:value-type="time">
            <text:p>11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2]" office:value-type="string" office:string-value="a2" calcext:value-type="string">
            <text:p>a2</text:p>
          </table:table-cell>
          <table:table-cell table:formula="of:=[.$D$12]" office:value-type="string" office:string-value="b2" calcext:value-type="string">
            <text:p>b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38]+[.$G$2]+[.$G$3]" office:value-type="time" office:time-value="PT11H45M00S" calcext:value-type="time">
            <text:p>11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4" calcext:value-type="string">
            <text:p>a4</text:p>
          </table:table-cell>
          <table:table-cell table:formula="of:=[.$C$13]" office:value-type="string" office:string-value="a3" calcext:value-type="string">
            <text:p>a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39]+[.$G$2]+[.$G$3]" office:value-type="time" office:time-value="PT12H00M00S" calcext:value-type="time">
            <text:p>12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1]" office:value-type="string" office:string-value="b1" calcext:value-type="string">
            <text:p>b1</text:p>
          </table:table-cell>
          <table:table-cell table:formula="of:=[.$C$11]" office:value-type="string" office:string-value="a1" calcext:value-type="string">
            <text:p>a1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2" table:formula="of:=[.A34]+[.$G$2]*2" office:value-type="time" office:time-value="PT11H00M00S" calcext:value-type="time">
            <text:p>11:00:00</text:p>
          </table:table-cell>
          <table:table-cell table:formula="of:=[.A4]" office:value-type="string" office:string-value="Feld 1" calcext:value-type="string">
            <text:p>Feld 1</text:p>
          </table:table-cell>
          <table:table-cell table:formula="of:=[.$C$13]" office:value-type="string" office:string-value="a3" calcext:value-type="string">
            <text:p>a3</text:p>
          </table:table-cell>
          <table:table-cell table:formula="of:=[.$D$13]" office:value-type="string" office:string-value="b3" calcext:value-type="string">
            <text:p>b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43]+[.$G$2]+[.$G$3]" office:value-type="time" office:time-value="PT11H15M00S" calcext:value-type="time">
            <text:p>11:15:00</text:p>
          </table:table-cell>
          <table:table-cell table:formula="of:=[.A5]" office:value-type="string" office:string-value="Feld 2" calcext:value-type="string">
            <text:p>Feld 2</text:p>
          </table:table-cell>
          <table:table-cell table:formula="of:=[.$D$11]" office:value-type="string" office:string-value="b1" calcext:value-type="string">
            <text:p>b1</text:p>
          </table:table-cell>
          <table:table-cell table:formula="of:=[.$C$12]" office:value-type="string" office:string-value="a2" calcext:value-type="string">
            <text:p>a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office:value-type="string" calcext:value-type="string">
            <text:p>hf</text:p>
          </table:table-cell>
          <table:table-cell table:number-columns-repeated="1018"/>
        </table:table-row>
        <table:table-row table:style-name="ro2">
          <table:table-cell table:style-name="ce2" table:formula="of:=[.A44]" office:value-type="time" office:time-value="PT11H15M00S" calcext:value-type="time">
            <text:p>11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1]" office:value-type="string" office:string-value="a1" calcext:value-type="string">
            <text:p>a1</text:p>
          </table:table-cell>
          <table:table-cell table:formula="of:=[.$D$12]" office:value-type="string" office:string-value="b2" calcext:value-type="string">
            <text:p>b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office:value-type="string" calcext:value-type="string">
            <text:p>hf</text:p>
          </table:table-cell>
          <table:table-cell table:number-columns-repeated="1018"/>
        </table:table-row>
        <table:table-row table:style-name="ro2">
          <table:table-cell table:style-name="ce2" table:formula="of:=[.A45]+[.$G$3]+[.$G$2]" office:value-type="time" office:time-value="PT11H30M00S" calcext:value-type="time">
            <text:p>11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3]" office:value-type="string" office:string-value="b3" calcext:value-type="string">
            <text:p>b3</text:p>
          </table:table-cell>
          <table:table-cell table:formula="of:=[.$C$14]" office:value-type="string" office:string-value="a4" calcext:value-type="string">
            <text:p>a4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46]+[.$G$2]+[.$G$3]" office:value-type="time" office:time-value="PT11H45M00S" calcext:value-type="time">
            <text:p>11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47]+[.$G$2]+[.$G$3]" office:value-type="time" office:time-value="PT12H00M00S" calcext:value-type="time">
            <text:p>12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4" calcext:value-type="string">
            <text:p>a4</text:p>
          </table:table-cell>
          <table:table-cell table:formula="of:=[.$C$13]" office:value-type="string" office:string-value="a3" calcext:value-type="string">
            <text:p>a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48]+[.$G$2]+[.$G$3]" office:value-type="time" office:time-value="PT12H15M00S" calcext:value-type="time">
            <text:p>12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3]+[.$G$2]+[.$G$3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4]+[.$G$2]+[.$G$3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5]+[.$G$2]+[.$G$3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6]+[.$G$2]+[.$G$3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7]+[.$G$2]+[.$G$3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59]+[.$G$4]+[.$G$3]*2" office:value-type="time" office:time-value="PT09H25M00S" calcext:value-type="time">
            <text:p>09:2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60]+[.$G$4]+[.$G$3]*2" office:value-type="time" office:time-value="PT09H50M00S" calcext:value-type="time">
            <text:p>09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table:formula="of:=[.A58]+[.$G$2]*2" office:value-type="time" office:time-value="PT10H35M00S" calcext:value-type="time">
            <text:p>10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3" calcext:value-type="string">
            <text:p>a3</text:p>
          </table:table-cell>
          <table:table-cell table:formula="of:=[.$D$13]" office:value-type="string" office:string-value="b3" calcext:value-type="string">
            <text:p>b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63]+[.$G$2]+[.$G$3]" office:value-type="time" office:time-value="PT10H50M00S" calcext:value-type="time">
            <text:p>10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1]" office:value-type="string" office:string-value="b1" calcext:value-type="string">
            <text:p>b1</text:p>
          </table:table-cell>
          <table:table-cell table:formula="of:=[.$C$12]" office:value-type="string" office:string-value="a2" calcext:value-type="string">
            <text:p>a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office:value-type="string" calcext:value-type="string">
            <text:p>hf</text:p>
          </table:table-cell>
          <table:table-cell table:number-columns-repeated="1018"/>
        </table:table-row>
        <table:table-row table:style-name="ro2">
          <table:table-cell table:style-name="ce2" table:formula="of:=[.A64]" office:value-type="time" office:time-value="PT10H50M00S" calcext:value-type="time">
            <text:p>10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1]" office:value-type="string" office:string-value="a1" calcext:value-type="string">
            <text:p>a1</text:p>
          </table:table-cell>
          <table:table-cell table:formula="of:=[.$D$12]" office:value-type="string" office:string-value="b2" calcext:value-type="string">
            <text:p>b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office:value-type="string" calcext:value-type="string">
            <text:p>hf</text:p>
          </table:table-cell>
          <table:table-cell table:number-columns-repeated="1018"/>
        </table:table-row>
        <table:table-row table:style-name="ro2">
          <table:table-cell table:style-name="ce2" table:formula="of:=[.A65]+[.$G$3]+[.$G$2]" office:value-type="time" office:time-value="PT11H05M00S" calcext:value-type="time">
            <text:p>11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3]" office:value-type="string" office:string-value="b3" calcext:value-type="string">
            <text:p>b3</text:p>
          </table:table-cell>
          <table:table-cell table:formula="of:=[.$C$14]" office:value-type="string" office:string-value="a4" calcext:value-type="string">
            <text:p>a4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66]+[.$G$2]+[.$G$3]" office:value-type="time" office:time-value="PT11H20M00S" calcext:value-type="time">
            <text:p>11:2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67]+[.$G$2]+[.$G$3]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4" calcext:value-type="string">
            <text:p>a4</text:p>
          </table:table-cell>
          <table:table-cell table:formula="of:=[.$C$13]" office:value-type="string" office:string-value="a3" calcext:value-type="string">
            <text:p>a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68]+[.$G$2]+[.$G$3]" office:value-type="time" office:time-value="PT11H50M00S" calcext:value-type="time">
            <text:p>11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2" table:formula="of:=[.$A$58]+[.$G$2]*2" office:value-type="time" office:time-value="PT10H35M00S" calcext:value-type="time">
            <text:p>10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3" calcext:value-type="string">
            <text:p>a3</text:p>
          </table:table-cell>
          <table:table-cell table:formula="of:=[.$D$13]" office:value-type="string" office:string-value="b3" calcext:value-type="string">
            <text:p>b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72]+[.$G$3]+[.$G$2]" office:value-type="time" office:time-value="PT10H50M00S" calcext:value-type="time">
            <text:p>10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3]" office:value-type="string" office:string-value="b3" calcext:value-type="string">
            <text:p>b3</text:p>
          </table:table-cell>
          <table:table-cell table:formula="of:=[.$C$14]" office:value-type="string" office:string-value="a4" calcext:value-type="string">
            <text:p>a4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73]+[.$G$2]+[.$G$3]" office:value-type="time" office:time-value="PT11H05M00S" calcext:value-type="time">
            <text:p>11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2]" office:value-type="string" office:string-value="a2" calcext:value-type="string">
            <text:p>a2</text:p>
          </table:table-cell>
          <table:table-cell table:formula="of:=[.$D$12]" office:value-type="string" office:string-value="b2" calcext:value-type="string">
            <text:p>b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74]+[.$G$2]+[.$G$3]" office:value-type="time" office:time-value="PT11H20M00S" calcext:value-type="time">
            <text:p>11:2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4" calcext:value-type="string">
            <text:p>a4</text:p>
          </table:table-cell>
          <table:table-cell table:formula="of:=[.$C$13]" office:value-type="string" office:string-value="a3" calcext:value-type="string">
            <text:p>a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75]+[.$G$2]+[.$G$3]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1]" office:value-type="string" office:string-value="b1" calcext:value-type="string">
            <text:p>b1</text:p>
          </table:table-cell>
          <table:table-cell table:formula="of:=[.$C$11]" office:value-type="string" office:string-value="a1" calcext:value-type="string">
            <text:p>a1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pielplan</text:p>
          </table:table-cell>
          <table:table-cell table:number-columns-repeated="1021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80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80]+[.$G$2]+[.$G$3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style-name="ce2" table:formula="of:=[.$A82]" office:value-type="time" office:time-value="PT09H15M00S" calcext:value-type="time">
            <text:p>09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table:formula="of:=[.$A82]+[.$G$2]+[.$G$3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84]" office:value-type="time" office:time-value="PT09H30M00S" calcext:value-type="time">
            <text:p>09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84]+[.$G$2]+[.$G$3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86]" office:value-type="time" office:time-value="PT09H45M00S" calcext:value-type="time">
            <text:p>09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table:formula="of:=[.$A86]+[.$G$2]+[.$G$3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style-name="ce2" table:formula="of:=[.$A88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88]+[.$G$2]+[.$G$3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$A90]" office:value-type="time" office:time-value="PT10H15M00S" calcext:value-type="time">
            <text:p>1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90]+[.$G$2]+[.$G$3]" office:value-type="time" office:time-value="PT10H30M00S" calcext:value-type="time">
            <text:p>10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92]" office:value-type="time" office:time-value="PT10H30M00S" calcext:value-type="time">
            <text:p>10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7]" office:value-type="string" office:string-value="F" calcext:value-type="string">
            <text:p>F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table:formula="of:=[.$A92]+[.$G$2]+[.$G$3]" office:value-type="time" office:time-value="PT10H45M00S" calcext:value-type="time">
            <text:p>10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94]" office:value-type="time" office:time-value="PT10H45M00S" calcext:value-type="time">
            <text:p>10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94]+[.$G$2]+[.$G$3]" office:value-type="time" office:time-value="PT11H00M00S" calcext:value-type="time">
            <text:p>11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96]" office:value-type="time" office:time-value="PT11H00M00S" calcext:value-type="time">
            <text:p>11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$A96]+[.$G$2]+[.$G$3]" office:value-type="time" office:time-value="PT11H15M00S" calcext:value-type="time">
            <text:p>11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98]" office:value-type="time" office:time-value="PT11H15M00S" calcext:value-type="time">
            <text:p>11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98]+[.$G$2]+[.$G$3]" office:value-type="time" office:time-value="PT11H30M00S" calcext:value-type="time">
            <text:p>11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2]" office:value-type="string" office:string-value="A" calcext:value-type="string">
            <text:p>A</text:p>
          </table:table-cell>
          <table:table-cell table:style-name="Default" table:formula="of:=[.$C6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3]" office:value-type="string" office:string-value="B" calcext:value-type="string">
            <text:p>B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4]" office:value-type="string" office:string-value="C" calcext:value-type="string">
            <text:p>C</text:p>
          </table:table-cell>
          <table:table-cell table:style-name="Default" table:formula="of:=[.$C8]" office:value-type="string" office:string-value="G" calcext:value-type="string">
            <text:p>G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5]" office:value-type="string" office:string-value="D" calcext:value-type="string">
            <text:p>D</text:p>
          </table:table-cell>
          <table:table-cell table:style-name="Default" table:formula="of:=[.$C9]" office:value-type="string" office:string-value="H" calcext:value-type="string">
            <text:p>H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26]+[.$F$18]+[.$F$19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table:formula="of:=[.A26]+[.$F$18]+[.$F$19]" office:value-type="time" office:time-value="PT09H15M00S" calcext:value-type="time">
            <text:p>09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9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2">
          <table:table-cell table:style-name="ce2" table:formula="of:=[.A28]+[.$F$18]+[.$F$19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table:formula="of:=[.A28]+[.$F$18]+[.$F$19]" office:value-type="time" office:time-value="PT09H30M00S" calcext:value-type="time">
            <text:p>09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A30]+[.$F$18]+[.$F$19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table:formula="of:=[.A30]+[.$F$18]+[.$F$19]" office:value-type="time" office:time-value="PT09H45M00S" calcext:value-type="time">
            <text:p>09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A32]+[.$F$18]+[.$F$19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table:formula="of:=[.A32]+[.$F$18]+[.$F$19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34]+[.$F$18]+[.$F$19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table:formula="of:=[.A34]+[.$F$18]+[.$F$19]" office:value-type="time" office:time-value="PT10H15M00S" calcext:value-type="time">
            <text:p>1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9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2" table:formula="of:=[.$A$36]+[.$F$18]*2" office:value-type="time" office:time-value="PT10H35M00S" calcext:value-type="time">
            <text:p>10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5]" office:value-type="string" office:string-value="a4" calcext:value-type="string">
            <text:p>a4</text:p>
          </table:table-cell>
          <table:table-cell table:formula="of:=[.$D$15]" office:value-type="string" office:string-value="b4" calcext:value-type="string">
            <text:p>b4</text:p>
          </table:table-cell>
          <table:table-cell table:number-columns-repeated="1020"/>
        </table:table-row>
        <table:table-row table:style-name="ro2">
          <table:table-cell table:style-name="ce2" table:formula="of:=[.A38]" office:value-type="time" office:time-value="PT10H35M00S" calcext:value-type="time">
            <text:p>10:3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4]" office:value-type="string" office:string-value="b3" calcext:value-type="string">
            <text:p>b3</text:p>
          </table:table-cell>
          <table:table-cell table:formula="of:=[.$C$14]" office:value-type="string" office:string-value="a3" calcext:value-type="string">
            <text:p>a3</text:p>
          </table:table-cell>
          <table:table-cell table:number-columns-repeated="1020"/>
        </table:table-row>
        <table:table-row table:style-name="ro2">
          <table:table-cell table:style-name="ce2" table:formula="of:=[.A39]+[.$F$18]+[.$F$19]" office:value-type="time" office:time-value="PT10H50M00S" calcext:value-type="time">
            <text:p>10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2" calcext:value-type="string">
            <text:p>a2</text:p>
          </table:table-cell>
          <table:table-cell table:formula="of:=[.$D$13]" office:value-type="string" office:string-value="b2" calcext:value-type="string">
            <text:p>b2</text:p>
          </table:table-cell>
          <table:table-cell table:number-columns-repeated="1020"/>
        </table:table-row>
        <table:table-row table:style-name="ro2">
          <table:table-cell table:style-name="ce2" table:formula="of:=[.A40]" office:value-type="time" office:time-value="PT10H50M00S" calcext:value-type="time">
            <text:p>10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2]" office:value-type="string" office:string-value="a1" calcext:value-type="string">
            <text:p>a1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table:formula="of:=[.A36]+[.$F$18]*2" office:value-type="time" office:time-value="PT10H35M00S" calcext:value-type="time">
            <text:p>10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table:number-columns-repeated="1020"/>
        </table:table-row>
        <table:table-row table:style-name="ro2">
          <table:table-cell table:style-name="ce2" table:formula="of:=[.A45]" office:value-type="time" office:time-value="PT10H35M00S" calcext:value-type="time">
            <text:p>10:3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table:number-columns-repeated="1020"/>
        </table:table-row>
        <table:table-row table:style-name="ro2">
          <table:table-cell table:style-name="ce2" table:formula="of:=[.A46]+[.$F$18]+[.$F$19]" office:value-type="time" office:time-value="PT10H50M00S" calcext:value-type="time">
            <text:p>10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2" table:formula="of:=[.A46]+[.$F$18]+[.$F$19]" office:value-type="time" office:time-value="PT10H50M00S" calcext:value-type="time">
            <text:p>10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2">
          <table:table-cell table:style-name="ce2" table:formula="of:=[.A48]+[.$F$18]+[.$F$19]" office:value-type="time" office:time-value="PT11H05M00S" calcext:value-type="time">
            <text:p>11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2">
          <table:table-cell table:style-name="ce2" table:formula="of:=[.A48]+[.$F$18]+[.$F$19]" office:value-type="time" office:time-value="PT11H05M00S" calcext:value-type="time">
            <text:p>11:05:00</text:p>
          </table:table-cell>
          <table:table-cell table:formula="of:=[.$A$5]" office:value-type="string" office:string-value="Feld 2" calcext:value-type="string">
            <text:p>Feld 2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7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3M00S" calcext:value-type="time">
            <text:p>00:03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pielzeit4</text:p>
          </table:table-cell>
          <table:table-cell table:style-name="ce2" office:value-type="time" office:time-value="PT00H15M00S" calcext:value-type="time">
            <text:p>00:15: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Pause4</text:p>
          </table:table-cell>
          <table:table-cell table:style-name="ce2" office:value-type="time" office:time-value="PT00H05M00S" calcext:value-type="time">
            <text:p>00:05:0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5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2]" office:value-type="string" office:string-value="A" calcext:value-type="string">
            <text:p>A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3]" office:value-type="string" office:string-value="B" calcext:value-type="string">
            <text:p>B</text:p>
          </table:table-cell>
          <table:table-cell table:style-name="Default" table:formula="of:=[.$C8]" office:value-type="string" office:string-value="G" calcext:value-type="string">
            <text:p>G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4]" office:value-type="string" office:string-value="C" calcext:value-type="string">
            <text:p>C</text:p>
          </table:table-cell>
          <table:table-cell table:style-name="Default" table:formula="of:=[.$C9]" office:value-type="string" office:string-value="H" calcext:value-type="string">
            <text:p>H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5]" office:value-type="string" office:string-value="D" calcext:value-type="string">
            <text:p>D</text:p>
          </table:table-cell>
          <table:table-cell table:style-name="Default" table:formula="of:=[.$C10]" office:value-type="string" office:string-value="I" calcext:value-type="string">
            <text:p>I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6]" office:value-type="string" office:string-value="E" calcext:value-type="string">
            <text:p>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Spielzeit</text:p>
          </table:table-cell>
          <table:table-cell table:style-name="Default"/>
          <table:table-cell table:style-name="ce3" office:value-type="string" calcext:value-type="string">
            <text:p>Spielplan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27]+[.$G$2]+[.$G$3]" office:value-type="time" office:time-value="PT09H13M00S" calcext:value-type="time">
            <text:p>09:13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28]+[.$G$2]+[.$G$3]" office:value-type="time" office:time-value="PT09H26M00S" calcext:value-type="time">
            <text:p>09:26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29]+[.$G$2]+[.$G$3]" office:value-type="time" office:time-value="PT09H39M00S" calcext:value-type="time">
            <text:p>09:39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0]+[.$G$2]+[.$G$3]" office:value-type="time" office:time-value="PT09H52M00S" calcext:value-type="time">
            <text:p>09:52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1]+[.$G$2]+[.$G$3]" office:value-type="time" office:time-value="PT10H05M00S" calcext:value-type="time">
            <text:p>10:05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2]+[.$G$2]+[.$G$3]" office:value-type="time" office:time-value="PT10H18M00S" calcext:value-type="time">
            <text:p>10:18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3]+[.$G$2]+[.$G$3]" office:value-type="time" office:time-value="PT10H31M00S" calcext:value-type="time">
            <text:p>10:31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4]" office:value-type="string" office:string-value="C" calcext:value-type="string">
            <text:p>C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4]+[.$G$2]+[.$G$3]" office:value-type="time" office:time-value="PT10H44M00S" calcext:value-type="time">
            <text:p>10:44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5]+[.$G$2]+[.$G$3]" office:value-type="time" office:time-value="PT10H57M00S" calcext:value-type="time">
            <text:p>10:57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7]+[.$G$4]+[.$G$5]" office:value-type="time" office:time-value="PT09H20M00S" calcext:value-type="time">
            <text:p>09:20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10]" office:value-type="string" office:string-value="I" calcext:value-type="string">
            <text:p>I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8]+[.$G$4]+[.$G$5]*2" office:value-type="time" office:time-value="PT09H45M00S" calcext:value-type="time">
            <text:p>09:45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0]" office:value-type="string" office:string-value="I" calcext:value-type="string">
            <text:p>I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9]+[.$G$4]+[.$G$5]" office:value-type="time" office:time-value="PT10H05M00S" calcext:value-type="time">
            <text:p>10:05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9]" office:value-type="string" office:string-value="H" calcext:value-type="string">
            <text:p>H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0]+[.$G$4]+[.$G$5]*2" office:value-type="time" office:time-value="PT10H30M00S" calcext:value-type="time">
            <text:p>10:30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1]+[.$G$4]+[.$G$5]" office:value-type="time" office:time-value="PT10H50M00S" calcext:value-type="time">
            <text:p>10:50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10]" office:value-type="string" office:string-value="I" calcext:value-type="string">
            <text:p>I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$A$36]+[.$G$2]*2" office:value-type="time" office:time-value="PT11H17M00S" calcext:value-type="time">
            <text:p>11:17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6]" office:value-type="string" office:string-value="b4" calcext:value-type="string">
            <text:p>b4</text:p>
          </table:table-cell>
          <table:table-cell table:formula="of:=[.$C$16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5]+[.$G$2]+[.$G$3]" office:value-type="time" office:time-value="PT11H30M00S" calcext:value-type="time">
            <text:p>11:30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5]" office:value-type="string" office:string-value="a3" calcext:value-type="string">
            <text:p>a3</text:p>
          </table:table-cell>
          <table:table-cell table:formula="of:=[.$D$15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6]+[.$G$2]+[.$G$3]" office:value-type="time" office:time-value="PT11H43M00S" calcext:value-type="time">
            <text:p>11:43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7]" office:value-type="string" office:string-value="a5" calcext:value-type="string">
            <text:p>a5</text:p>
          </table:table-cell>
          <table:table-cell table:formula="of:=[.$D$16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7]+[.$G$2]+[.$G$3]" office:value-type="time" office:time-value="PT11H56M00S" calcext:value-type="time">
            <text:p>11:56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4]" office:value-type="string" office:string-value="b2" calcext:value-type="string">
            <text:p>b2</text:p>
          </table:table-cell>
          <table:table-cell table:formula="of:=[.$C$14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8]+[.$G$2]+[.$G$3]" office:value-type="time" office:time-value="PT12H09M00S" calcext:value-type="time">
            <text:p>12:09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6]" office:value-type="string" office:string-value="a4" calcext:value-type="string">
            <text:p>a4</text:p>
          </table:table-cell>
          <table:table-cell table:formula="of:=[.$C$17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9]+[.$G$2]+[.$G$3]" office:value-type="time" office:time-value="PT12H22M00S" calcext:value-type="time">
            <text:p>12:22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1" calcext:value-type="string">
            <text:p>a1</text:p>
          </table:table-cell>
          <table:table-cell table:formula="of:=[.$D$13]" office:value-type="string" office:string-value="b1" calcext:value-type="string">
            <text:p>b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$A$36]+[.$G$2]*2" office:value-type="time" office:time-value="PT11H17M00S" calcext:value-type="time">
            <text:p>11:17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6]" office:value-type="string" office:string-value="b4" calcext:value-type="string">
            <text:p>b4</text:p>
          </table:table-cell>
          <table:table-cell table:formula="of:=[.$C$16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3]" office:value-type="time" office:time-value="PT11H17M00S" calcext:value-type="time">
            <text:p>11:17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5]" office:value-type="string" office:string-value="a3" calcext:value-type="string">
            <text:p>a3</text:p>
          </table:table-cell>
          <table:table-cell table:formula="of:=[.$D$15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4]+[.$G$2]+[.$G$3]" office:value-type="time" office:time-value="PT11H30M00S" calcext:value-type="time">
            <text:p>11:30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1" calcext:value-type="string">
            <text:p>a1</text:p>
          </table:table-cell>
          <table:table-cell table:formula="of:=[.$D$14]" office:value-type="string" office:string-value="b2" calcext:value-type="string">
            <text:p>b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5]" office:value-type="time" office:time-value="PT11H30M00S" calcext:value-type="time">
            <text:p>11:30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3]" office:value-type="string" office:string-value="b1" calcext:value-type="string">
            <text:p>b1</text:p>
          </table:table-cell>
          <table:table-cell table:formula="of:=[.$C$14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6]+[.$G$2]+[.$G$3]" office:value-type="time" office:time-value="PT11H43M00S" calcext:value-type="time">
            <text:p>11:43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7]" office:value-type="string" office:string-value="a5" calcext:value-type="string">
            <text:p>a5</text:p>
          </table:table-cell>
          <table:table-cell table:formula="of:=[.$D$16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7]+[.$G$2]+[.$G$3]" office:value-type="time" office:time-value="PT11H56M00S" calcext:value-type="time">
            <text:p>11:56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8]+[.$G$2]+[.$G$3]" office:value-type="time" office:time-value="PT12H09M00S" calcext:value-type="time">
            <text:p>12:09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6]" office:value-type="string" office:string-value="a4" calcext:value-type="string">
            <text:p>a4</text:p>
          </table:table-cell>
          <table:table-cell table:formula="of:=[.$C$17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9]+[.$G$2]+[.$G$3]" office:value-type="time" office:time-value="PT12H22M00S" calcext:value-type="time">
            <text:p>12:22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ruppe A</text:p>
          </table:table-cell>
          <table:table-cell office:value-type="string" calcext:value-type="string">
            <text:p>Gruppe B</text:p>
          </table:table-cell>
          <table:table-cell office:value-type="string" calcext:value-type="string">
            <text:p>Gruppe C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"/>
          <table:table-cell table:formula="of:=[.$C2]" office:value-type="string" office:string-value="A" calcext:value-type="string">
            <text:p>A</text:p>
          </table:table-cell>
          <table:table-cell table:style-name="Default" table:formula="of:=[.$C5]" office:value-type="string" office:string-value="D" calcext:value-type="string">
            <text:p>D</text:p>
          </table:table-cell>
          <table:table-cell table:formula="of:=[.$C8]" office:value-type="string" office:string-value="G" calcext:value-type="string">
            <text:p>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[.$C3]" office:value-type="string" office:string-value="B" calcext:value-type="string">
            <text:p>B</text:p>
          </table:table-cell>
          <table:table-cell table:style-name="Default" table:formula="of:=[.$C6]" office:value-type="string" office:string-value="E" calcext:value-type="string">
            <text:p>E</text:p>
          </table:table-cell>
          <table:table-cell table:formula="of:=[.$C9]" office:value-type="string" office:string-value="H" calcext:value-type="string">
            <text:p>H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[.$C4]" office:value-type="string" office:string-value="C" calcext:value-type="string">
            <text:p>C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table:formula="of:=[.$C10]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Spielpla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8]" office:value-type="string" office:string-value="G" calcext:value-type="string">
            <text:p>G</text:p>
          </table:table-cell>
          <table:table-cell table:formula="of:=[.$C$9]" office:value-type="string" office:string-value="H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9]" office:value-type="string" office:string-value="H" calcext:value-type="string">
            <text:p>H</text:p>
          </table:table-cell>
          <table:table-cell table:formula="of:=[.$C$10]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7]" office:value-type="string" office:string-value="F" calcext:value-type="string">
            <text:p>F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10]" office:value-type="string" office:string-value="I" calcext:value-type="string">
            <text:p>I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2]" office:value-type="string" office:string-value="A" calcext:value-type="string">
            <text:p>A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3]" office:value-type="string" office:string-value="B" calcext:value-type="string">
            <text:p>B</text:p>
          </table:table-cell>
          <table:table-cell table:style-name="Default" table:formula="of:=[.$C8]" office:value-type="string" office:string-value="G" calcext:value-type="string">
            <text:p>G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4]" office:value-type="string" office:string-value="C" calcext:value-type="string">
            <text:p>C</text:p>
          </table:table-cell>
          <table:table-cell table:style-name="Default" table:formula="of:=[.$C9]" office:value-type="string" office:string-value="H" calcext:value-type="string">
            <text:p>H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5]" office:value-type="string" office:string-value="D" calcext:value-type="string">
            <text:p>D</text:p>
          </table:table-cell>
          <table:table-cell table:style-name="Default" table:formula="of:=[.$C10]" office:value-type="string" office:string-value="I" calcext:value-type="string">
            <text:p>I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6]" office:value-type="string" office:string-value="E" calcext:value-type="string">
            <text:p>E</text:p>
          </table:table-cell>
          <table:table-cell table:style-name="Default" table:formula="of:=[.$C11]" office:value-type="string" office:string-value="J" calcext:value-type="string">
            <text:p>J</text:p>
          </table:table-cell>
          <table:table-cell table:style-name="Default"/>
          <table:table-cell table:number-columns-repeated="1019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A30]+[.$G$2]+[.$G$3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30]+[.$G$2]+[.$G$3]" office:value-type="time" office:time-value="PT09H15M00S" calcext:value-type="time">
            <text:p>09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10]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style-name="ce2" table:formula="of:=[.A32]+[.$G$2]+[.$G$3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A32]+[.$G$2]+[.$G$3]" office:value-type="time" office:time-value="PT09H30M00S" calcext:value-type="time">
            <text:p>09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1]" office:value-type="string" office:string-value="J" calcext:value-type="string">
            <text:p>J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style-name="ce2" table:formula="of:=[.A34]+[.$G$2]+[.$G$3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A34]+[.$G$2]+[.$G$3]" office:value-type="time" office:time-value="PT09H45M00S" calcext:value-type="time">
            <text:p>09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A36]+[.$G$2]+[.$G$3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A36]+[.$G$2]+[.$G$3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0]" office:value-type="string" office:string-value="I" calcext:value-type="string">
            <text:p>I</text:p>
          </table:table-cell>
          <table:table-cell table:formula="of:=[.$C$11]" office:value-type="string" office:string-value="J" calcext:value-type="string">
            <text:p>J</text:p>
          </table:table-cell>
          <table:table-cell table:number-columns-repeated="1020"/>
        </table:table-row>
        <table:table-row table:style-name="ro2">
          <table:table-cell table:style-name="ce2" table:formula="of:=[.A38]+[.$G$2]+[.$G$3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A38]+[.$G$2]+[.$G$3]" office:value-type="time" office:time-value="PT10H15M00S" calcext:value-type="time">
            <text:p>1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style-name="ce2" table:formula="of:=[.A40]+[.$G$2]+[.$G$3]" office:value-type="time" office:time-value="PT10H30M00S" calcext:value-type="time">
            <text:p>10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40]+[.$G$2]+[.$G$3]" office:value-type="time" office:time-value="PT10H30M00S" calcext:value-type="time">
            <text:p>10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10]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style-name="ce2" table:formula="of:=[.A42]+[.$G$2]+[.$G$3]" office:value-type="time" office:time-value="PT10H45M00S" calcext:value-type="time">
            <text:p>10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A42]+[.$G$2]+[.$G$3]" office:value-type="time" office:time-value="PT10H45M00S" calcext:value-type="time">
            <text:p>10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1]" office:value-type="string" office:string-value="J" calcext:value-type="string">
            <text:p>J</text:p>
          </table:table-cell>
          <table:table-cell table:formula="of:=[.$C$9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2">
          <table:table-cell table:style-name="ce2" table:formula="of:=[.A44]+[.$G$2]+[.$G$3]" office:value-type="time" office:time-value="PT11H00M00S" calcext:value-type="time">
            <text:p>11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44]+[.$G$2]+[.$G$3]" office:value-type="time" office:time-value="PT11H00M00S" calcext:value-type="time">
            <text:p>11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A46]+[.$G$2]+[.$G$3]" office:value-type="time" office:time-value="PT11H15M00S" calcext:value-type="time">
            <text:p>11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A46]+[.$G$2]+[.$G$3]" office:value-type="time" office:time-value="PT11H15M00S" calcext:value-type="time">
            <text:p>11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11]" office:value-type="string" office:string-value="J" calcext:value-type="string">
            <text:p>J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table:formula="of:=[.A48]+[.$G$2]*2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8]" office:value-type="string" office:string-value="a5" calcext:value-type="string">
            <text:p>a5</text:p>
          </table:table-cell>
          <table:table-cell table:formula="of:=[.$D$18]" office:value-type="string" office:string-value="b5" calcext:value-type="string">
            <text:p>b5</text:p>
          </table:table-cell>
          <table:table-cell table:number-columns-repeated="1020"/>
        </table:table-row>
        <table:table-row table:style-name="ro2">
          <table:table-cell table:style-name="ce2" table:formula="of:=[.A50]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7]" office:value-type="string" office:string-value="b4" calcext:value-type="string">
            <text:p>b4</text:p>
          </table:table-cell>
          <table:table-cell table:formula="of:=[.$C$17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2">
          <table:table-cell table:style-name="ce2" table:formula="of:=[.A51]+[.$G$2]+[.$G$3]" office:value-type="time" office:time-value="PT11H50M00S" calcext:value-type="time">
            <text:p>11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6]" office:value-type="string" office:string-value="a3" calcext:value-type="string">
            <text:p>a3</text:p>
          </table:table-cell>
          <table:table-cell table:formula="of:=[.$D$16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2" table:formula="of:=[.A52]" office:value-type="time" office:time-value="PT11H50M00S" calcext:value-type="time">
            <text:p>11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5]" office:value-type="string" office:string-value="b2" calcext:value-type="string">
            <text:p>b2</text:p>
          </table:table-cell>
          <table:table-cell table:formula="of:=[.$C$15]" office:value-type="string" office:string-value="a2" calcext:value-type="string">
            <text:p>a2</text:p>
          </table:table-cell>
          <table:table-cell table:number-columns-repeated="1020"/>
        </table:table-row>
        <table:table-row table:style-name="ro2">
          <table:table-cell table:style-name="ce2" table:formula="of:=[.A53]+[.$G$2]+[.$G$3]" office:value-type="time" office:time-value="PT12H05M00S" calcext:value-type="time">
            <text:p>12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1" calcext:value-type="string">
            <text:p>a1</text:p>
          </table:table-cell>
          <table:table-cell table:formula="of:=[.$D$14]" office:value-type="string" office:string-value="b1" calcext:value-type="string">
            <text:p>b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table:formula="of:=[.A48]+[.$G$2]*2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1" calcext:value-type="string">
            <text:p>a1</text:p>
          </table:table-cell>
          <table:table-cell table:formula="of:=[.$D$15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2">
          <table:table-cell table:style-name="ce2" table:formula="of:=[.A57]" office:value-type="time" office:time-value="PT11H35M00S" calcext:value-type="time">
            <text:p>11:3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4]" office:value-type="string" office:string-value="b1" calcext:value-type="string">
            <text:p>b1</text:p>
          </table:table-cell>
          <table:table-cell table:formula="of:=[.$C$15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2">
          <table:table-cell table:style-name="ce2" table:formula="of:=[.A58]+[.$G$2]+[.$G$3]" office:value-type="time" office:time-value="PT11H50M00S" calcext:value-type="time">
            <text:p>11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8]" office:value-type="string" office:string-value="a5" calcext:value-type="string">
            <text:p>a5</text:p>
          </table:table-cell>
          <table:table-cell table:formula="of:=[.$D$18]" office:value-type="string" office:string-value="b5" calcext:value-type="string">
            <text:p>b5</text:p>
          </table:table-cell>
          <table:table-cell table:number-columns-repeated="1020"/>
        </table:table-row>
        <table:table-row table:style-name="ro2">
          <table:table-cell table:style-name="ce2" table:formula="of:=[.A58]+[.$G$2]+[.$G$3]" office:value-type="time" office:time-value="PT11H50M00S" calcext:value-type="time">
            <text:p>11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7]" office:value-type="string" office:string-value="b4" calcext:value-type="string">
            <text:p>b4</text:p>
          </table:table-cell>
          <table:table-cell table:formula="of:=[.$C$17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2">
          <table:table-cell table:style-name="ce2" table:formula="of:=[.A60]+[.$G$2]+[.$G$3]" office:value-type="time" office:time-value="PT12H05M00S" calcext:value-type="time">
            <text:p>12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2">
          <table:table-cell table:style-name="ce2" table:formula="of:=[.A60]+[.$G$2]+[.$G$3]" office:value-type="time" office:time-value="PT12H05M00S" calcext:value-type="time">
            <text:p>12:0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6]" office:value-type="string" office:string-value="a3" calcext:value-type="string">
            <text:p>a3</text:p>
          </table:table-cell>
          <table:table-cell table:formula="of:=[.$D$16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2" table:formula="of:=[.A62]+[.$G$2]+[.$G$3]" office:value-type="time" office:time-value="PT12H20M00S" calcext:value-type="time">
            <text:p>12:2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2">
          <table:table-cell table:style-name="ce44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2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2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2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2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2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2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2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7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Junioren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5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1" table:number-columns-repeated="3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1" table:number-columns-repeated="3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1" table:number-columns-repeated="3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1" table:number-columns-repeated="3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1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2">
          <table:table-cell table:style-name="ce41" table:number-columns-repeated="3"/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2">
          <table:table-cell table:style-name="ce41" table:number-columns-repeated="4"/>
          <table:table-cell table:style-name="ce12" table:number-columns-repeated="3"/>
          <table:table-cell table:number-columns-repeated="1017"/>
        </table:table-row>
        <table:table-row table:style-name="ro2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7"/>
        </table:table-row>
        <table:table-row table:style-name="ro2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29]+[.$G$22]+[.$G$23]" office:value-type="time" office:time-value="PT14H13M00S" calcext:value-type="time">
            <text:p>14:13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0]+[.$G$22]+[.$G$23]" office:value-type="time" office:time-value="PT14H26M00S" calcext:value-type="time">
            <text:p>14:26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1]+[.$G$22]+[.$G$23]" office:value-type="time" office:time-value="PT14H39M00S" calcext:value-type="time">
            <text:p>14:39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2]+[.$G$22]+[.$G$23]" office:value-type="time" office:time-value="PT14H52M00S" calcext:value-type="time">
            <text:p>14:52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3]+[.$G$22]+[.$G$23]" office:value-type="time" office:time-value="PT15H05M00S" calcext:value-type="time">
            <text:p>15:05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4]+[.$G$22]+[.$G$23]" office:value-type="time" office:time-value="PT15H18M00S" calcext:value-type="time">
            <text:p>15:18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5]+[.$G$22]+[.$G$23]" office:value-type="time" office:time-value="PT15H31M00S" calcext:value-type="time">
            <text:p>15:31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6]+[.$G$22]+[.$G$23]" office:value-type="time" office:time-value="PT15H44M00S" calcext:value-type="time">
            <text:p>15:44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8]+[.$G$24]+[.$G$23]" office:value-type="time" office:time-value="PT14H15M00S" calcext:value-type="time">
            <text:p>14:15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9]+[.$G$24]+[.$G$23]+[.$G$22]" office:value-type="time" office:time-value="PT14H40M00S" calcext:value-type="time">
            <text:p>14:40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0]+[.$G$24]+[.$G$23]" office:value-type="time" office:time-value="PT14H55M00S" calcext:value-type="time">
            <text:p>14:55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1]+[.$G$24]+[.$G$23]+[.$G$22]" office:value-type="time" office:time-value="PT15H20M00S" calcext:value-type="time">
            <text:p>15:20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2]+[.$G$24]+[.$G$23]" office:value-type="time" office:time-value="PT15H35M00S" calcext:value-type="time">
            <text:p>15:35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42" table:formula="of:=[.A43]+[.$G$24]+[.$G$23]" office:value-type="time" office:time-value="PT15H50M00S" calcext:value-type="time">
            <text:p>15:50:00</text:p>
          </table:table-cell>
          <table:table-cell table:style-name="ce52" table:formula="of:=[.$G$22]" office:value-type="time" office:time-value="PT00H10M00S" calcext:value-type="time">
            <text:p>00:1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2">
          <table:table-cell table:style-name="ce42" table:formula="of:=[.$A$37]+[.$G$22]*2" office:value-type="time" office:time-value="PT16H04M00S" calcext:value-type="time">
            <text:p>16:04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D$16]" office:value-type="string" office:string-value="b4" calcext:value-type="string">
            <text:p>b4</text:p>
          </table:table-cell>
          <table:table-cell table:style-name="ce12" table:formula="of:=[.$C$16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7]+[.$G$22]+[.$G$23]" office:value-type="time" office:time-value="PT16H17M00S" calcext:value-type="time">
            <text:p>16:17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3" calcext:value-type="string">
            <text:p>a3</text:p>
          </table:table-cell>
          <table:table-cell table:style-name="ce12" table:formula="of:=[.$D$15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8]+[.$G$22]+[.$G$23]" office:value-type="time" office:time-value="PT16H30M00S" calcext:value-type="time">
            <text:p>16:30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7]" office:value-type="string" office:string-value="a5" calcext:value-type="string">
            <text:p>a5</text:p>
          </table:table-cell>
          <table:table-cell table:style-name="ce12" table:formula="of:=[.$D$16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7]" office:value-type="time" office:time-value="PT16H04M00S" calcext:value-type="time">
            <text:p>16:04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A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2" calcext:value-type="string">
            <text:p>b2</text:p>
          </table:table-cell>
          <table:table-cell table:style-name="ce12" table:formula="of:=[.$C$14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50]+[.$G$22]+[.$G$23]" office:value-type="time" office:time-value="PT16H17M00S" calcext:value-type="time">
            <text:p>16:17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A5]" office:value-type="string" office:string-value="weiß" calcext:value-type="string">
            <text:p>weiß</text:p>
          </table:table-cell>
          <table:table-cell table:style-name="ce12" table:formula="of:=[.$C$13]" office:value-type="string" office:string-value="a1" calcext:value-type="string">
            <text:p>a1</text:p>
          </table:table-cell>
          <table:table-cell table:style-name="ce12" table:formula="of:=[.$D$13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7"/>
        </table:table-row>
        <table:table-row table:style-name="ro2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2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time" office:time-value="PT10H00M00S" calcext:value-type="time">
            <text:p>10:00:00</text:p>
          </table:table-cell>
          <table:table-cell/>
          <table:table-cell table:style-name="ce12" office:value-type="string" calcext:value-type="string">
            <text:p>SG Gaustadt 4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12" office:value-type="string" calcext:value-type="string">
            <text:p>SG Walberla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rot</text:p>
          </table:table-cell>
          <table:table-cell/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iß</text:p>
          </table:table-cell>
          <table:table-cell/>
          <table:table-cell table:style-name="ce12" office:value-type="string" calcext:value-type="string">
            <text:p>DJK-SV Sambach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ce12" office:value-type="string" calcext:value-type="string">
            <text:p>SG Gaustadt 5 - Bischberg</text:p>
          </table:table-cell>
          <table:table-cell table:number-columns-repeated="1021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2">
          <table:table-cell table:style-name="ce42" table:formula="of:=[.A2]" office:value-type="time" office:time-value="PT10H00M00S" calcext:value-type="time">
            <text:p>10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Gaustadt 4" calcext:value-type="string">
            <text:p>SG Gaustadt 4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1]+[.$F$9]+[.$F$10]" office:value-type="time" office:time-value="PT10H15M00S" calcext:value-type="time">
            <text:p>10:1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3" calcext:value-type="string">
            <text:p>SG Gaustadt 3</text:p>
          </table:table-cell>
          <table:table-cell table:style-name="ce12" table:formula="of:=[.$C$5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2]+[.$F$9]+[.$F$10]" office:value-type="time" office:time-value="PT10H30M00S" calcext:value-type="time">
            <text:p>10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SG Gaustadt 5 - Bischberg" calcext:value-type="string">
            <text:p>SG Gaustadt 5 - Bischberg</text:p>
          </table:table-cell>
          <table:table-cell table:style-name="ce12" table:formula="of:=[.$C$2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3]+[.$F$9]+[.$F$10]" office:value-type="time" office:time-value="PT10H45M00S" calcext:value-type="time">
            <text:p>10:4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3" calcext:value-type="string">
            <text:p>SG Gaustadt 3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4]+[.$F$9]+[.$F$10]" office:value-type="time" office:time-value="PT11H00M00S" calcext:value-type="time">
            <text:p>11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-SV Sambach" calcext:value-type="string">
            <text:p>DJK-SV Sambach</text:p>
          </table:table-cell>
          <table:table-cell table:style-name="ce12" table:formula="of:=[.$C$6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5]+[.$F$9]+[.$F$10]" office:value-type="time" office:time-value="PT11H15M00S" calcext:value-type="time">
            <text:p>11:1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3" calcext:value-type="string">
            <text:p>SG Gaustadt 3</text:p>
          </table:table-cell>
          <table:table-cell table:style-name="ce12" table:formula="of:=[.$C$2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6]+[.$F$9]+[.$F$10]" office:value-type="time" office:time-value="PT11H30M00S" calcext:value-type="time">
            <text:p>11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formula="of:=[.$C$5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7]+[.$F$9]+[.$F$10]" office:value-type="time" office:time-value="PT11H45M00S" calcext:value-type="time">
            <text:p>11:4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SG Gaustadt 5 - Bischberg" calcext:value-type="string">
            <text:p>SG Gaustadt 5 - Bischberg</text:p>
          </table:table-cell>
          <table:table-cell table:style-name="ce12" table:formula="of:=[.$C$4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8]+[.$F$9]+[.$F$10]" office:value-type="time" office:time-value="PT12H00M00S" calcext:value-type="time">
            <text:p>12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Gaustadt 4" calcext:value-type="string">
            <text:p>SG Gaustadt 4</text:p>
          </table:table-cell>
          <table:table-cell table:style-name="ce12" table:formula="of:=[.$C$5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9]+[.$F$9]+[.$F$10]" office:value-type="time" office:time-value="PT12H15M00S" calcext:value-type="time">
            <text:p>12:1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formula="of:=[.$C$6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4" table:number-columns-repeated="4"/>
          <table:table-cell table:style-name="ce53" table:number-columns-repeated="2"/>
          <table:table-cell table:number-columns-repeated="1018"/>
        </table:table-row>
        <table:table-row table:style-name="ro2">
          <table:table-cell table:style-name="ce53" table:number-columns-repeated="2"/>
          <table:table-cell table:style-name="ce44" table:number-columns-repeated="2"/>
          <table:table-cell table:style-name="ce53" table:number-columns-repeated="2"/>
          <table:table-cell table:number-columns-repeated="1018"/>
        </table:table-row>
        <table:table-row table:style-name="ro2">
          <table:table-cell table:style-name="ce53" table:number-columns-repeated="2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2" table:number-rows-repeated="1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2">
          <table:table-cell table:style-name="ce53" table:number-columns-repeated="6"/>
          <table:table-cell table:number-columns-repeated="1018"/>
        </table:table-row>
        <table:table-row table:style-name="ro2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2</text:p>
          </table:table-cell>
          <table:table-cell table:number-columns-repeated="2"/>
          <table:table-cell office:value-type="string" calcext:value-type="string">
            <text:p>Spielzeit3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 1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JK Königsfeld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Walberla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F1-<text:span text:style-name="T1">Junioren</text:span>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$A$2]" office:value-type="time" office:time-value="PT10H30M00S" calcext:value-type="time">
            <text:p>10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5]" office:value-type="time" office:time-value="PT10H30M00S" calcext:value-type="time">
            <text:p>10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5]+[.$F$12]+[.$F$13]" office:value-type="time" office:time-value="PT10H45M00S" calcext:value-type="time">
            <text:p>10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7]" office:value-type="time" office:time-value="PT10H45M00S" calcext:value-type="time">
            <text:p>10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7]+[.$F$12]+[.$F$13]" office:value-type="time" office:time-value="PT11H00M00S" calcext:value-type="time">
            <text:p>11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9]" office:value-type="time" office:time-value="PT11H00M00S" calcext:value-type="time">
            <text:p>11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9]+[.$F$12]+[.$F$13]" office:value-type="time" office:time-value="PT11H15M00S" calcext:value-type="time">
            <text:p>11:1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1]" office:value-type="time" office:time-value="PT11H15M00S" calcext:value-type="time">
            <text:p>11:1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1]+[.$F$12]+[.$F$13]" office:value-type="time" office:time-value="PT11H30M00S" calcext:value-type="time">
            <text:p>11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3]" office:value-type="time" office:time-value="PT11H30M00S" calcext:value-type="time">
            <text:p>11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3]+[.$F$12]+[.$F$13]" office:value-type="time" office:time-value="PT11H45M00S" calcext:value-type="time">
            <text:p>11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5]" office:value-type="time" office:time-value="PT11H45M00S" calcext:value-type="time">
            <text:p>11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5]+[.$F$12]+[.$F$13]" office:value-type="time" office:time-value="PT12H00M00S" calcext:value-type="time">
            <text:p>12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7]" office:value-type="time" office:time-value="PT12H00M00S" calcext:value-type="time">
            <text:p>12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7]+[.$F$12]+[.$F$13]" office:value-type="time" office:time-value="PT12H15M00S" calcext:value-type="time">
            <text:p>12:1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9]" office:value-type="time" office:time-value="PT12H15M00S" calcext:value-type="time">
            <text:p>12:1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9]+[.$F$12]+[.$F$13]" office:value-type="time" office:time-value="PT12H30M00S" calcext:value-type="time">
            <text:p>12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1]" office:value-type="time" office:time-value="PT12H30M00S" calcext:value-type="time">
            <text:p>12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1]+[.$F$12]+[.$F$13]" office:value-type="time" office:time-value="PT12H45M00S" calcext:value-type="time">
            <text:p>12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41" table:formula="of:=[.$C$2]" office:value-type="string" office:string-value="SG Effeltrich/Poxdorf" calcext:value-type="string">
            <text:p>SG Effeltrich/Poxdorf</text:p>
          </table:table-cell>
          <table:table-cell table:style-name="ce41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3]" office:value-type="time" office:time-value="PT12H45M00S" calcext:value-type="time">
            <text:p>12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3]+[.$F$12]+[.$F$13]" office:value-type="time" office:time-value="PT13H00M00S" calcext:value-type="time">
            <text:p>13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22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0H30M00S" calcext:value-type="time">
            <text:p>10:3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 Gaustadt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JK Don Bosco Bamberg 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G Walberla 1</text:p>
          </table:table-cell>
          <table:table-cell table:number-columns-repeated="2"/>
          <table:table-cell office:value-type="string" calcext:value-type="string">
            <text:p>Siegerehrung</text:p>
          </table:table-cell>
          <table:table-cell table:style-name="ce2" office:value-type="time" office:time-value="PT00H15M00S" calcext:value-type="time">
            <text:p>00:15: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G Walberla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JK Königsfeld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E-Junioren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SG Gaustadt 1" calcext:value-type="string">
            <text:p>SG Gaustadt 1</text:p>
          </table:table-cell>
          <table:table-cell table:style-name="ce41" table:formula="of:=[.$C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DJK Don Bosco Bamberg 2" calcext:value-type="string">
            <text:p>DJK Don Bosco Bamberg 2</text:p>
          </table:table-cell>
          <table:table-cell table:style-name="ce41" table:formula="of:=[.$C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SG Walberla 1" calcext:value-type="string">
            <text:p>SG Walberla 1</text:p>
          </table:table-cell>
          <table:table-cell table:style-name="ce41" table:formula="of:=[.$C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5]" office:value-type="string" office:string-value="DJK Falke Nürnberg" calcext:value-type="string">
            <text:p>DJK Falke Nürn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$A$2]" office:value-type="time" office:time-value="PT10H30M00S" calcext:value-type="time">
            <text:p>10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Gaustadt 1" calcext:value-type="string">
            <text:p>SG Gaustadt 1</text:p>
          </table:table-cell>
          <table:table-cell table:style-name="ce12" table:formula="of:=[.$C$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$2]" office:value-type="time" office:time-value="PT10H30M00S" calcext:value-type="time">
            <text:p>10:3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Walberla 1" calcext:value-type="string">
            <text:p>SG Walberla 1</text:p>
          </table:table-cell>
          <table:table-cell table:style-name="ce12" table:formula="of:=[.$C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8]+[.$F$20]+[.$F$21]" office:value-type="time" office:time-value="PT10H48M00S" calcext:value-type="time">
            <text:p>10:4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formula="of:=[.$C$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8]+[.$F$20]+[.$F$21]" office:value-type="time" office:time-value="PT10H48M00S" calcext:value-type="time">
            <text:p>10:4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DJK Königsfeld" calcext:value-type="string">
            <text:p>DJK Königsfeld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F$20]+[.$F$21]" office:value-type="time" office:time-value="PT11H06M00S" calcext:value-type="time">
            <text:p>11:0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Falke Nürnberg" calcext:value-type="string">
            <text:p>DJK Falke Nürnberg</text:p>
          </table:table-cell>
          <table:table-cell table:style-name="ce12" table:formula="of:=[.$C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F$20]+[.$F$21]" office:value-type="time" office:time-value="PT11H06M00S" calcext:value-type="time">
            <text:p>11:0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 Don Bosco Bamberg 2" calcext:value-type="string">
            <text:p>DJK Don Bosco Bamberg 2</text:p>
          </table:table-cell>
          <table:table-cell table:style-name="ce12" table:formula="of:=[.$C$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F$20]+[.$F$21]" office:value-type="time" office:time-value="PT11H24M00S" calcext:value-type="time">
            <text:p>11:24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F$20]+[.$F$21]" office:value-type="time" office:time-value="PT11H24M00S" calcext:value-type="time">
            <text:p>11:24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SG Walberla 2" calcext:value-type="string">
            <text:p>SG Walberla 2</text:p>
          </table:table-cell>
          <table:table-cell table:style-name="ce12" table:formula="of:=[.$C$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4]+[.$F$20]+[.$F$21]" office:value-type="time" office:time-value="PT11H42M00S" calcext:value-type="time">
            <text:p>11:4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Walberla 1" calcext:value-type="string">
            <text:p>SG Walberla 1</text:p>
          </table:table-cell>
          <table:table-cell table:style-name="ce12" table:formula="of:=[.$C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4]+[.$F$20]+[.$F$21]" office:value-type="time" office:time-value="PT11H42M00S" calcext:value-type="time">
            <text:p>11:4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 Don Bosco Bamberg 2" calcext:value-type="string">
            <text:p>DJK Don Bosco Bamberg 2</text:p>
          </table:table-cell>
          <table:table-cell table:style-name="ce12" table:formula="of:=[.$C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+[.$F$20]+[.$F$21]" office:value-type="time" office:time-value="PT12H00M00S" calcext:value-type="time">
            <text:p>12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DJK Königsfeld" calcext:value-type="string">
            <text:p>DJK Königsfeld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+[.$F$20]+[.$F$21]" office:value-type="time" office:time-value="PT12H00M00S" calcext:value-type="time">
            <text:p>12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SG Walberla 2" calcext:value-type="string">
            <text:p>SG Walberla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2"/>
          <table:table-cell table:style-name="ce12" table:number-columns-repeated="5"/>
          <table:table-cell table:number-columns-repeated="1018"/>
        </table:table-row>
        <table:table-row table:style-name="ro2">
          <table:table-cell table:style-name="ce42" table:formula="of:=[.A38]+[.$F$20]*2" office:value-type="time" office:time-value="PT12H30M00S" calcext:value-type="time">
            <text:p>12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1]" office:value-type="time" office:time-value="PT12H30M00S" calcext:value-type="time">
            <text:p>12:3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2]+[.$F$20]+[.$F$21]" office:value-type="time" office:time-value="PT12H48M00S" calcext:value-type="time">
            <text:p>12:4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2]+[.$F$20]+[.$F$21]" office:value-type="time" office:time-value="PT12H48M00S" calcext:value-type="time">
            <text:p>12:4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4]+[.$F$20]+[.$F$21]" office:value-type="time" office:time-value="PT13H06M00S" calcext:value-type="time">
            <text:p>13:0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4]+[.$F$20]+[.$F$21]" office:value-type="time" office:time-value="PT13H06M00S" calcext:value-type="time">
            <text:p>13:0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4">
          <table:table-cell table:style-name="Default" table:number-columns-repeated="4"/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-Junioren" table:style-name="ta2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G Sambach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3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Walberla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D-Junioren</text:p>
          </table:table-cell>
          <table:table-cell table:style-name="Default" table:number-columns-repeated="3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SG Walberla 1" calcext:value-type="string">
            <text:p>SG Walberla 1</text:p>
          </table:table-cell>
          <table:table-cell table:style-name="ce41" table:formula="of:=[.C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SG Sambach" calcext:value-type="string">
            <text:p>SG Sambach</text:p>
          </table:table-cell>
          <table:table-cell table:style-name="ce41" table:formula="of:=[.C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DJK Don Bosco Bamberg 3" calcext:value-type="string">
            <text:p>DJK Don Bosco Bamberg 3</text:p>
          </table:table-cell>
          <table:table-cell table:style-name="ce41" table:formula="of:=[.C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table:formula="of:=[.$C5]" office:value-type="string" office:string-value="SG Gaustadt 1" calcext:value-type="string">
            <text:p>SG Gaustadt 1</text:p>
          </table:table-cell>
          <table:table-cell table:style-name="ce41" table:formula="of:=[.C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6]" office:value-type="string" office:string-value="SG Gaustadt 3" calcext:value-type="string">
            <text:p>SG Gaustadt 3</text:p>
          </table:table-cell>
          <table:table-cell table:style-name="ce41" table:formula="of:=[.C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$A$2]" office:value-type="time" office:time-value="PT12H45M00S" calcext:value-type="time">
            <text:p>12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Walberla 1" calcext:value-type="string">
            <text:p>SG Walberla 1</text:p>
          </table:table-cell>
          <table:table-cell table:style-name="ce12" table:formula="of:=[.$C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$2]" office:value-type="time" office:time-value="PT12H45M00S" calcext:value-type="time">
            <text:p>12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5]+[.$F$16]+[.$F$17]" office:value-type="time" office:time-value="PT13H00M00S" calcext:value-type="time">
            <text:p>13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DJK Don Bosco Bamberg 3" calcext:value-type="string">
            <text:p>DJK Don Bosco Bamberg 3</text:p>
          </table:table-cell>
          <table:table-cell table:style-name="ce12" table:formula="of:=[.$C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5]+[.$F$16]+[.$F$17]" office:value-type="time" office:time-value="PT13H00M00S" calcext:value-type="time">
            <text:p>13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9]" office:value-type="string" office:string-value="DJK Falke Nürnberg 1" calcext:value-type="string">
            <text:p>DJK Falke Nürnberg 1</text:p>
          </table:table-cell>
          <table:table-cell table:style-name="ce12" table:formula="of:=[.$C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7]+[.$F$16]+[.$F$17]" office:value-type="time" office:time-value="PT13H15M00S" calcext:value-type="time">
            <text:p>13:1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formula="of:=[.$C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7]+[.$F$16]+[.$F$17]" office:value-type="time" office:time-value="PT13H15M00S" calcext:value-type="time">
            <text:p>13:1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11]" office:value-type="string" office:string-value="SG Gaustadt 4" calcext:value-type="string">
            <text:p>SG Gaustadt 4</text:p>
          </table:table-cell>
          <table:table-cell table:style-name="ce12" table:formula="of:=[.$C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9]+[.$F$16]+[.$F$17]" office:value-type="time" office:time-value="PT13H30M00S" calcext:value-type="time">
            <text:p>13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DJK Don Bosco Bamberg 3" calcext:value-type="string">
            <text:p>DJK Don Bosco Bamberg 3</text:p>
          </table:table-cell>
          <table:table-cell table:style-name="ce12" table:formula="of:=[.$C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9]+[.$F$16]+[.$F$17]" office:value-type="time" office:time-value="PT13H30M00S" calcext:value-type="time">
            <text:p>13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9]" office:value-type="string" office:string-value="DJK Falke Nürnberg 1" calcext:value-type="string">
            <text:p>DJK Falke Nürnberg 1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1]+[.$F$16]+[.$F$17]" office:value-type="time" office:time-value="PT13H45M00S" calcext:value-type="time">
            <text:p>13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5]" office:value-type="string" office:string-value="SG Gaustadt 1" calcext:value-type="string">
            <text:p>SG Gaustadt 1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1]+[.$F$16]+[.$F$17]" office:value-type="time" office:time-value="PT13H45M00S" calcext:value-type="time">
            <text:p>13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10]" office:value-type="string" office:string-value="DJK Don Bosco Bamberg 4" calcext:value-type="string">
            <text:p>DJK Don Bosco Bamberg 4</text:p>
          </table:table-cell>
          <table:table-cell table:style-name="ce12" table:formula="of:=[.$C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3]+[.$F$16]+[.$F$17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DJK Don Bosco Bamberg 3" calcext:value-type="string">
            <text:p>DJK Don Bosco Bamberg 3</text:p>
          </table:table-cell>
          <table:table-cell table:style-name="ce12" table:formula="of:=[.$C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3]+[.$F$16]+[.$F$17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9]" office:value-type="string" office:string-value="DJK Falke Nürnberg 1" calcext:value-type="string">
            <text:p>DJK Falke Nürnberg 1</text:p>
          </table:table-cell>
          <table:table-cell table:style-name="ce12" table:formula="of:=[.$C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5]+[.$F$16]+[.$F$17]" office:value-type="time" office:time-value="PT14H15M00S" calcext:value-type="time">
            <text:p>14:1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Sambach" calcext:value-type="string">
            <text:p>SG Sambach</text:p>
          </table:table-cell>
          <table:table-cell table:style-name="ce12" table:formula="of:=[.$C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5]+[.$F$16]+[.$F$17]" office:value-type="time" office:time-value="PT14H15M00S" calcext:value-type="time">
            <text:p>14:1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formula="of:=[.$C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7]+[.$F$16]+[.$F$17]" office:value-type="time" office:time-value="PT14H30M00S" calcext:value-type="time">
            <text:p>14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formula="of:=[.$C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7]+[.$F$16]+[.$F$17]" office:value-type="time" office:time-value="PT14H30M00S" calcext:value-type="time">
            <text:p>14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11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9]+[.$F$16]+[.$F$17]" office:value-type="time" office:time-value="PT14H45M00S" calcext:value-type="time">
            <text:p>14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Walberla 1" calcext:value-type="string">
            <text:p>SG Walberla 1</text:p>
          </table:table-cell>
          <table:table-cell table:style-name="ce12" table:formula="of:=[.$C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9]+[.$F$16]+[.$F$17]" office:value-type="time" office:time-value="PT14H45M00S" calcext:value-type="time">
            <text:p>14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1]+[.$F$16]+[.$F$17]" office:value-type="time" office:time-value="PT15H00M00S" calcext:value-type="time">
            <text:p>15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Sambach" calcext:value-type="string">
            <text:p>SG Sambach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1]+[.$F$16]+[.$F$17]" office:value-type="time" office:time-value="PT15H00M00S" calcext:value-type="time">
            <text:p>15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formula="of:=[.$C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3]+[.$F$16]*2" office:value-type="time" office:time-value="PT15H24M00S" calcext:value-type="time">
            <text:p>15:24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H$14]" office:value-type="string" office:string-value="a1" calcext:value-type="string">
            <text:p>a1</text:p>
          </table:table-cell>
          <table:table-cell table:style-name="ce12" table:formula="of:=[.$I$15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6]" office:value-type="time" office:time-value="PT15H24M00S" calcext:value-type="time">
            <text:p>15:24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I$14]" office:value-type="string" office:string-value="b1" calcext:value-type="string">
            <text:p>b1</text:p>
          </table:table-cell>
          <table:table-cell table:style-name="ce12" table:formula="of:=[.$H$1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7]+[.$F$16]+[.$F$17]" office:value-type="time" office:time-value="PT15H39M00S" calcext:value-type="time">
            <text:p>15:39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H$18]" office:value-type="string" office:string-value="a5" calcext:value-type="string">
            <text:p>a5</text:p>
          </table:table-cell>
          <table:table-cell table:style-name="ce12" table:formula="of:=[.$I$18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7]+[.$F$16]+[.$F$17]" office:value-type="time" office:time-value="PT15H39M00S" calcext:value-type="time">
            <text:p>15:39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I$17]" office:value-type="string" office:string-value="b4" calcext:value-type="string">
            <text:p>b4</text:p>
          </table:table-cell>
          <table:table-cell table:style-name="ce12" table:formula="of:=[.$H$1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9]+[.$F$16]+[.$F$17]" office:value-type="time" office:time-value="PT15H54M00S" calcext:value-type="time">
            <text:p>15:54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9]+[.$F$16]+[.$F$17]" office:value-type="time" office:time-value="PT15H54M00S" calcext:value-type="time">
            <text:p>15:54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H$16]" office:value-type="string" office:string-value="a3" calcext:value-type="string">
            <text:p>a3</text:p>
          </table:table-cell>
          <table:table-cell table:style-name="ce12" table:formula="of:=[.$I$1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51]+[.$F$16]+[.$F$17]" office:value-type="time" office:time-value="PT16H09M00S" calcext:value-type="time">
            <text:p>16:09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40">
          <table:table-cell table:style-name="Default" table:number-columns-repeated="6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Junioren" table:style-name="ta1">
        <table:table-column table:style-name="co42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0H00M00S" calcext:value-type="time">
            <text:p>10:00:00</text:p>
          </table:table-cell>
          <table:table-cell/>
          <table:table-cell office:value-type="string" calcext:value-type="string">
            <text:p>SG Sambach/Herns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G Walberl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3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7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8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style-name="ce3" office:value-type="string" calcext:value-type="string">
            <text:p>C-Junioren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4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2">
          <table:table-cell table:style-name="ce42"/>
          <table:table-cell table:style-name="ce41" table:number-columns-repeated="3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$2]" office:value-type="time" office:time-value="PT10H00M00S" calcext:value-type="time">
            <text:p>10:0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2]" office:value-type="time" office:time-value="PT10H00M00S" calcext:value-type="time">
            <text:p>10:0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3]+[.$F$19]+[.$F$20]" office:value-type="time" office:time-value="PT10H15M00S" calcext:value-type="time">
            <text:p>10:1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4]" office:value-type="time" office:time-value="PT10H15M00S" calcext:value-type="time">
            <text:p>10:1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5]+[.$F$19]+[.$F$20]" office:value-type="time" office:time-value="PT10H30M00S" calcext:value-type="time">
            <text:p>10:3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6]" office:value-type="time" office:time-value="PT10H30M00S" calcext:value-type="time">
            <text:p>10:3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7]+[.$F$19]+[.$F$20]" office:value-type="time" office:time-value="PT10H45M00S" calcext:value-type="time">
            <text:p>10:4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8]" office:value-type="time" office:time-value="PT10H45M00S" calcext:value-type="time">
            <text:p>10:4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9]+[.$F$19]+[.$F$20]" office:value-type="time" office:time-value="PT11H00M00S" calcext:value-type="time">
            <text:p>11:0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Sambach/Hernsdorf" calcext:value-type="string">
            <text:p>SG Sambach/Hernsdorf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0]" office:value-type="time" office:time-value="PT11H00M00S" calcext:value-type="time">
            <text:p>11:0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1]+[.$F$19]+[.$F$20]+[.$F$19]" office:value-type="time" office:time-value="PT11H25M00S" calcext:value-type="time">
            <text:p>11:2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2]" office:value-type="time" office:time-value="PT11H25M00S" calcext:value-type="time">
            <text:p>11:2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3]+[.$F$19]+[.$F$20]" office:value-type="time" office:time-value="PT11H40M00S" calcext:value-type="time">
            <text:p>11:4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4]" office:value-type="time" office:time-value="PT11H40M00S" calcext:value-type="time">
            <text:p>11:4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5]+[.$F$19]+[.$F$20]" office:value-type="time" office:time-value="PT11H55M00S" calcext:value-type="time">
            <text:p>11:5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6]" office:value-type="time" office:time-value="PT11H55M00S" calcext:value-type="time">
            <text:p>11:5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7]+[.$F$19]+[.$F$20]" office:value-type="time" office:time-value="PT12H10M00S" calcext:value-type="time">
            <text:p>12:1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8]" office:value-type="time" office:time-value="PT12H10M00S" calcext:value-type="time">
            <text:p>12:1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9]+[.$F$19]+[.$F$20]" office:value-type="time" office:time-value="PT12H25M00S" calcext:value-type="time">
            <text:p>12:2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formula="of:=[.$C$2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40]" office:value-type="time" office:time-value="PT12H25M00S" calcext:value-type="time">
            <text:p>12:2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5" table:style-name="ta2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3M00S" calcext:value-type="time">
            <text:p>00:03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13H30M00S" calcext:value-type="time">
            <text:p>13:30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2]" office:value-type="string" office:string-value="SG Sambach/Herrnsdorf" calcext:value-type="string">
            <text:p>SG Sambach/Herrnsdorf</text:p>
          </table:table-cell>
          <table:table-cell table:formula="of:=[.$C$3]" office:value-type="string" office:string-value="DJK Falke Nürnberg" calcext:value-type="string">
            <text:p>DJK Falke Nürnberg</text:p>
          </table:table-cell>
          <table:table-cell table:number-columns-repeated="4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9]+[.$G$2]+[.$G$3]" office:value-type="time" office:time-value="PT13H53M00S" calcext:value-type="time">
            <text:p>13:53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4]" office:value-type="string" office:string-value="SG Gaustadt 1" calcext:value-type="string">
            <text:p>SG Gaustadt 1</text:p>
          </table:table-cell>
          <table:table-cell table:formula="of:=[.$C$5]" office:value-type="string" office:string-value="SG Gaustadt 2" calcext:value-type="string">
            <text:p>SG Gaustadt 2</text:p>
          </table:table-cell>
          <table:table-cell table:number-columns-repeated="1020"/>
        </table:table-row>
        <table:table-row table:style-name="ro1">
          <table:table-cell table:style-name="ce2" table:formula="of:=[.A10]+[.$G$2]+[.$G$3]" office:value-type="time" office:time-value="PT14H16M00S" calcext:value-type="time">
            <text:p>14:16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6]" office:value-type="string" office:string-value="DJK Teuchatz" calcext:value-type="string">
            <text:p>DJK Teuchatz</text:p>
          </table:table-cell>
          <table:table-cell table:formula="of:=[.$C$2]" office:value-type="string" office:string-value="SG Sambach/Herrnsdorf" calcext:value-type="string">
            <text:p>SG Sambach/Herrnsdorf</text:p>
          </table:table-cell>
          <table:table-cell table:number-columns-repeated="1020"/>
        </table:table-row>
        <table:table-row table:style-name="ro1">
          <table:table-cell table:style-name="ce2" table:formula="of:=[.A11]+[.$G$2]+[.$G$3]" office:value-type="time" office:time-value="PT14H39M00S" calcext:value-type="time">
            <text:p>14:39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4]" office:value-type="string" office:string-value="SG Gaustadt 1" calcext:value-type="string">
            <text:p>SG Gaustadt 1</text:p>
          </table:table-cell>
          <table:table-cell table:formula="of:=[.$C$3]" office:value-type="string" office:string-value="DJK Falke Nürnberg" calcext:value-type="string">
            <text:p>DJK Falke Nürnberg</text:p>
          </table:table-cell>
          <table:table-cell table:number-columns-repeated="1020"/>
        </table:table-row>
        <table:table-row table:style-name="ro1">
          <table:table-cell table:style-name="ce2" table:formula="of:=[.A12]+[.$G$2]+[.$G$3]" office:value-type="time" office:time-value="PT15H02M00S" calcext:value-type="time">
            <text:p>15:02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5]" office:value-type="string" office:string-value="SG Gaustadt 2" calcext:value-type="string">
            <text:p>SG Gaustadt 2</text:p>
          </table:table-cell>
          <table:table-cell table:formula="of:=[.$C$6]" office:value-type="string" office:string-value="DJK Teuchatz" calcext:value-type="string">
            <text:p>DJK Teuchatz</text:p>
          </table:table-cell>
          <table:table-cell table:number-columns-repeated="1020"/>
        </table:table-row>
        <table:table-row table:style-name="ro1">
          <table:table-cell table:style-name="ce2" table:formula="of:=[.A13]+[.$G$2]+[.$G$3]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4]" office:value-type="string" office:string-value="SG Gaustadt 1" calcext:value-type="string">
            <text:p>SG Gaustadt 1</text:p>
          </table:table-cell>
          <table:table-cell table:formula="of:=[.$C$2]" office:value-type="string" office:string-value="SG Sambach/Herrnsdorf" calcext:value-type="string">
            <text:p>SG Sambach/Herrnsdorf</text:p>
          </table:table-cell>
          <table:table-cell table:number-columns-repeated="1020"/>
        </table:table-row>
        <table:table-row table:style-name="ro1">
          <table:table-cell table:style-name="ce2" table:formula="of:=[.A14]+[.$G$2]+[.$G$3]" office:value-type="time" office:time-value="PT15H48M00S" calcext:value-type="time">
            <text:p>15:4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3]" office:value-type="string" office:string-value="DJK Falke Nürnberg" calcext:value-type="string">
            <text:p>DJK Falke Nürnberg</text:p>
          </table:table-cell>
          <table:table-cell table:formula="of:=[.$C$5]" office:value-type="string" office:string-value="SG Gaustadt 2" calcext:value-type="string">
            <text:p>SG Gaustadt 2</text:p>
          </table:table-cell>
          <table:table-cell table:number-columns-repeated="1020"/>
        </table:table-row>
        <table:table-row table:style-name="ro1">
          <table:table-cell table:style-name="ce2" table:formula="of:=[.A15]+[.$G$2]+[.$G$3]" office:value-type="time" office:time-value="PT16H11M00S" calcext:value-type="time">
            <text:p>16:11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6]" office:value-type="string" office:string-value="DJK Teuchatz" calcext:value-type="string">
            <text:p>DJK Teuchatz</text:p>
          </table:table-cell>
          <table:table-cell table:formula="of:=[.$C$4]" office:value-type="string" office:string-value="SG Gaustadt 1" calcext:value-type="string">
            <text:p>SG Gaustadt 1</text:p>
          </table:table-cell>
          <table:table-cell table:number-columns-repeated="1020"/>
        </table:table-row>
        <table:table-row table:style-name="ro1">
          <table:table-cell table:style-name="ce2" table:formula="of:=[.A16]+[.$G$2]+[.$G$3]" office:value-type="time" office:time-value="PT16H34M00S" calcext:value-type="time">
            <text:p>16:34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2]" office:value-type="string" office:string-value="SG Sambach/Herrnsdorf" calcext:value-type="string">
            <text:p>SG Sambach/Herrnsdorf</text:p>
          </table:table-cell>
          <table:table-cell table:formula="of:=[.$C$5]" office:value-type="string" office:string-value="SG Gaustadt 2" calcext:value-type="string">
            <text:p>SG Gaustadt 2</text:p>
          </table:table-cell>
          <table:table-cell table:number-columns-repeated="1020"/>
        </table:table-row>
        <table:table-row table:style-name="ro1">
          <table:table-cell table:style-name="ce2" table:formula="of:=[.A17]+[.$G$2]+[.$G$3]" office:value-type="time" office:time-value="PT16H57M00S" calcext:value-type="time">
            <text:p>16:57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3]" office:value-type="string" office:string-value="DJK Falke Nürnberg" calcext:value-type="string">
            <text:p>DJK Falke Nürnberg</text:p>
          </table:table-cell>
          <table:table-cell table:formula="of:=[.$C$6]" office:value-type="string" office:string-value="DJK Teuchatz" calcext:value-type="string">
            <text:p>DJK Teuchatz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45" table:default-cell-style-name="ce1"/>
        <table:table-column table:style-name="co1" table:number-columns-repeated="2" table:default-cell-style-name="ce1"/>
        <table:table-column table:style-name="co5" table:number-columns-repeated="1016" table:default-cell-style-name="ce1"/>
        <table:table-row table:style-name="ro2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SG Walberla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B-Junioren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SG Sambach/Herrnsdorf" calcext:value-type="string">
            <text:p>SG Sambach/Herrnsdorf</text:p>
          </table:table-cell>
          <table:table-cell table:style-name="ce41" table:formula="of:=[.$C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DJK Falke Nürnberg" calcext:value-type="string">
            <text:p>DJK Falke Nürnberg</text:p>
          </table:table-cell>
          <table:table-cell table:style-name="ce41" table:formula="of:=[.$C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A2]" office:value-type="time" office:time-value="PT13H30M00S" calcext:value-type="time">
            <text:p>13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]" office:value-type="time" office:time-value="PT13H30M00S" calcext:value-type="time">
            <text:p>13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4]+[.$F$19]+[.$F$20]" office:value-type="time" office:time-value="PT13H50M00S" calcext:value-type="time">
            <text:p>13:5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5]" office:value-type="time" office:time-value="PT13H50M00S" calcext:value-type="time">
            <text:p>13:5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6]+[.$F$19]+[.$F$20]" office:value-type="time" office:time-value="PT14H10M00S" calcext:value-type="time">
            <text:p>14:1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7]" office:value-type="time" office:time-value="PT14H10M00S" calcext:value-type="time">
            <text:p>14:1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8]+[.$F$19]+[.$F$20]" office:value-type="time" office:time-value="PT14H30M00S" calcext:value-type="time">
            <text:p>14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9]" office:value-type="time" office:time-value="PT14H30M00S" calcext:value-type="time">
            <text:p>14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F$19]+[.$F$20]" office:value-type="time" office:time-value="PT14H50M00S" calcext:value-type="time">
            <text:p>14:5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1]" office:value-type="time" office:time-value="PT14H50M00S" calcext:value-type="time">
            <text:p>14:5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F$19]+[.$F$20]" office:value-type="time" office:time-value="PT15H10M00S" calcext:value-type="time">
            <text:p>15:1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3]" office:value-type="time" office:time-value="PT15H10M00S" calcext:value-type="time">
            <text:p>15:1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2" table:formula="of:=[.A34]+[.$F$19]*2" office:value-type="time" office:time-value="PT15H40M00S" calcext:value-type="time">
            <text:p>15:4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11]" office:value-type="string" office:string-value="a1" calcext:value-type="string">
            <text:p>a1</text:p>
          </table:table-cell>
          <table:table-cell table:style-name="ce12" table:formula="of:=[.$D$1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" office:value-type="time" office:time-value="PT15H40M00S" calcext:value-type="time">
            <text:p>15:4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D$11]" office:value-type="string" office:string-value="b1" calcext:value-type="string">
            <text:p>b1</text:p>
          </table:table-cell>
          <table:table-cell table:style-name="ce12" table:formula="of:=[.$C$1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7]+[.$F$19]+[.$F$20]" office:value-type="time" office:time-value="PT16H00M00S" calcext:value-type="time">
            <text:p>16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13]" office:value-type="string" office:string-value="a3" calcext:value-type="string">
            <text:p>a3</text:p>
          </table:table-cell>
          <table:table-cell table:style-name="ce12" table:formula="of:=[.$D$1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8]+[.$F$19]+[.$F$20]" office:value-type="time" office:time-value="PT16H20M00S" calcext:value-type="time">
            <text:p>16:2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9]+[.$F$19]+[.$F$20]" office:value-type="time" office:time-value="PT16H40M00S" calcext:value-type="time">
            <text:p>16:4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46" table:default-cell-style-name="ce1"/>
        <table:table-column table:style-name="co47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7H30M00S" calcext:value-type="time">
            <text:p>17:30:00</text:p>
          </table:table-cell>
          <table:table-cell/>
          <table:table-cell office:value-type="string" calcext:value-type="string">
            <text:p>SV-DJK Sambach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DJK-FC Schlaifhausen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tonia Gaustad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-SC Vor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1" table:number-columns-repeated="2"/>
          <table:table-cell table:style-name="ce46"/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2">
          <table:table-cell table:style-name="ce41" table:number-columns-repeated="4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A2]" office:value-type="time" office:time-value="PT17H30M00S" calcext:value-type="time">
            <text:p>17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V-DJK Sambach" calcext:value-type="string">
            <text:p>SV-DJK Sambach</text:p>
          </table:table-cell>
          <table:table-cell table:style-name="ce12" table:formula="of:=[.$C$3]" office:value-type="string" office:string-value="DJK-FC Schlaifhausen" calcext:value-type="string">
            <text:p>DJK-FC Schlaifhausen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2]+[.$F$9]+[.$F$10]" office:value-type="time" office:time-value="PT17H48M00S" calcext:value-type="time">
            <text:p>17:4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DJK Don Bosco Bamberg" calcext:value-type="string">
            <text:p>DJK Don Bosco Bamberg</text:p>
          </table:table-cell>
          <table:table-cell table:style-name="ce12" table:formula="of:=[.$C$5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3]+[.$F$9]+[.$F$10]" office:value-type="time" office:time-value="PT18H06M00S" calcext:value-type="time">
            <text:p>18:0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-SC Vorra" calcext:value-type="string">
            <text:p>DJK-SC Vorra</text:p>
          </table:table-cell>
          <table:table-cell table:style-name="ce12" table:formula="of:=[.$C$2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4]+[.$F$9]+[.$F$10]" office:value-type="time" office:time-value="PT18H24M00S" calcext:value-type="time">
            <text:p>18:24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DJK Don Bosco Bamberg" calcext:value-type="string">
            <text:p>DJK Don Bosco Bamberg</text:p>
          </table:table-cell>
          <table:table-cell table:style-name="ce12" table:formula="of:=[.$C$3]" office:value-type="string" office:string-value="DJK-FC Schlaifhausen" calcext:value-type="string">
            <text:p>DJK-FC Schlaifhausen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5]+[.$F$9]+[.$F$10]" office:value-type="time" office:time-value="PT18H42M00S" calcext:value-type="time">
            <text:p>18:4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Teutonia Gaustadt" calcext:value-type="string">
            <text:p>DJK Teutonia Gaustadt</text:p>
          </table:table-cell>
          <table:table-cell table:style-name="ce12" table:formula="of:=[.$C$6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6]+[.$F$9]+[.$F$10]" office:value-type="time" office:time-value="PT19H00M00S" calcext:value-type="time">
            <text:p>19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7]+[.$F$9]+[.$F$10]" office:value-type="time" office:time-value="PT19H18M00S" calcext:value-type="time">
            <text:p>19:1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DJK-FC Schlaifhausen" calcext:value-type="string">
            <text:p>DJK-FC Schlaifhausen</text:p>
          </table:table-cell>
          <table:table-cell table:style-name="ce12" table:formula="of:=[.$C$5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8]+[.$F$9]+[.$F$10]" office:value-type="time" office:time-value="PT19H36M00S" calcext:value-type="time">
            <text:p>19:3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-SC Vorra" calcext:value-type="string">
            <text:p>DJK-SC Vorra</text:p>
          </table:table-cell>
          <table:table-cell table:style-name="ce12" table:formula="of:=[.$C$4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9]+[.$F$9]+[.$F$10]" office:value-type="time" office:time-value="PT19H54M00S" calcext:value-type="time">
            <text:p>19:54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V-DJK Sambach" calcext:value-type="string">
            <text:p>SV-DJK Sambach</text:p>
          </table:table-cell>
          <table:table-cell table:style-name="ce12" table:formula="of:=[.$C$5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0]+[.$F$9]+[.$F$10]" office:value-type="time" office:time-value="PT20H12M00S" calcext:value-type="time">
            <text:p>20:1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DJK-FC Schlaifhausen" calcext:value-type="string">
            <text:p>DJK-FC Schlaifhausen</text:p>
          </table:table-cell>
          <table:table-cell table:style-name="ce12" table:formula="of:=[.$C$6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Übersicht" table:style-name="ta3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number-columns-repeated="1014" table:default-cell-style-name="ce1"/>
        <table:table-row table:style-name="ro4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1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 office:value-type="string" calcext:value-type="string">
            <text:p>evtl blau gelb falls juniorinnen spielen</text:p>
          </table:table-cell>
          <table:table-cell table:number-columns-repeated="1014"/>
        </table:table-row>
        <table:table-row table:style-name="ro5">
          <table:table-cell table:style-name="ce18" office:value-type="string" calcext:value-type="string">
            <text:p>C-Juniorinne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amstag</text:p>
          </table:table-cell>
          <table:table-cell table:style-name="ce19" office:value-type="date" office:date-value="2022-07-02" calcext:value-type="date">
            <text:p>02.07.2022</text:p>
          </table:table-cell>
          <table:table-cell table:style-name="ce18" office:value-type="string" calcext:value-type="string">
            <text:p>14:30 Uhr </text:p>
          </table:table-cell>
          <table:table-cell table:style-name="ce18" office:value-type="string" calcext:value-type="string">
            <text:p>17:00 Uhr</text:p>
          </table:table-cell>
          <table:table-cell table:style-name="ce18" office:value-type="string" calcext:value-type="string">
            <text:p>2x 35 min</text:p>
          </table:table-cell>
          <table:table-cell table:style-name="ce67"/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1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nd:</text:p>
          </table:table-cell>
          <table:table-cell table:number-columns-repeated="1023"/>
        </table:table-row>
        <table:table-row table:style-name="ro1">
          <table:table-cell table:style-name="ce28" office:value-type="date" office:date-value="2022-06-09" calcext:value-type="date">
            <text:p>09.06.2022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Übersicht.H3:Übersicht.I6 Übersicht.H9:Übersicht.I9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10:Übersicht.H10">
            <calcext:condition calcext:apply-style-name="cf1" calcext:value="formula-is(NOT(ISERROR(SEARCH(&quot;weiß&quot;;[.H10]))))" calcext:base-cell-address="Übersicht.H10"/>
            <calcext:condition calcext:apply-style-name="cf2" calcext:value="formula-is(NOT(ISERROR(SEARCH(&quot;blau&quot;;[.H10]))))" calcext:base-cell-address="Übersicht.H10"/>
            <calcext:condition calcext:apply-style-name="cf3" calcext:value="formula-is(NOT(ISERROR(SEARCH(&quot;gelb&quot;;[.H10]))))" calcext:base-cell-address="Übersicht.H10"/>
            <calcext:condition calcext:apply-style-name="cf4" calcext:value="formula-is(NOT(ISERROR(SEARCH(&quot;rot&quot;;[.H10]))))" calcext:base-cell-address="Übersicht.H10"/>
          </calcext:conditional-format>
          <calcext:conditional-format calcext:target-range-address="Übersicht.I10:Übersicht.I10">
            <calcext:condition calcext:apply-style-name="cf1" calcext:value="formula-is(NOT(ISERROR(SEARCH(&quot;weiß&quot;;[.I10]))))" calcext:base-cell-address="Übersicht.I10"/>
            <calcext:condition calcext:apply-style-name="cf2" calcext:value="formula-is(NOT(ISERROR(SEARCH(&quot;blau&quot;;[.I10]))))" calcext:base-cell-address="Übersicht.I10"/>
            <calcext:condition calcext:apply-style-name="cf3" calcext:value="formula-is(NOT(ISERROR(SEARCH(&quot;gelb&quot;;[.I10]))))" calcext:base-cell-address="Übersicht.I10"/>
            <calcext:condition calcext:apply-style-name="cf4" calcext:value="formula-is(NOT(ISERROR(SEARCH(&quot;rot&quot;;[.I10]))))" calcext:base-cell-address="Übersicht.I10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8:Übersicht.I8"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H8:Übersicht.H8"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</calcext:conditional-formats>
      </table:table>
      <table:table table:name="Teilnehmerliste" table:style-name="ta2">
        <table:table-column table:style-name="co59" table:default-cell-style-name="ce32"/>
        <table:table-column table:style-name="co60" table:default-cell-style-name="ce1"/>
        <table:table-column table:style-name="co61" table:default-cell-style-name="ce1"/>
        <table:table-column table:style-name="co5" table:number-columns-repeated="1021" table:default-cell-style-name="ce1"/>
        <table:table-row table:style-name="ro1">
          <table:table-cell table:number-columns-repeated="2"/>
          <table:table-cell office:value-type="string" calcext:value-type="string">
            <text:p>Stand: 9.6.2022</text:p>
          </table:table-cell>
          <table:table-cell table:number-columns-repeated="1021"/>
        </table:table-row>
        <table:table-row table:style-name="ro3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DJK Don Bosco Bamberg 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Con Bosco Bamberg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2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3" table:formula="of:=COUNT([.A3:.A67])" office:value-type="float" office:value="56" calcext:value-type="float">
            <text:p>56</text:p>
          </table:table-cell>
          <table:table-cell table:style-name="ce12" table:number-columns-repeated="2"/>
          <table:table-cell table:number-columns-repeated="1021"/>
        </table:table-row>
        <table:table-row table:style-name="ro2" table:number-rows-repeated="24">
          <table:table-cell table:number-columns-repeated="1024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.00.0000</text:date>, <text:time style:data-style-name="N2" text:time-value="13:08:44.1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17T14:38:31.633000000</dc:date>
    <meta:print-date>2022-06-09T15:08:35Z</meta:print-date>
    <meta:editing-cycles>113</meta:editing-cycles>
    <meta:editing-duration>PT10H9M35S</meta:editing-duration>
    <meta:document-statistic meta:table-count="21" meta:cell-count="2753" meta:object-count="0"/>
  </office:meta>
</office:document-meta>
</file>